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4.0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139.49pt"/>
    </style:style>
    <style:style style:name="co5" style:family="table-column">
      <style:table-column-properties fo:break-before="auto" style:column-width="137.25pt"/>
    </style:style>
    <style:style style:name="co6" style:family="table-column">
      <style:table-column-properties fo:break-before="auto" style:column-width="114.75pt"/>
    </style:style>
    <style:style style:name="co7" style:family="table-column">
      <style:table-column-properties fo:break-before="auto" style:column-width="111.74pt"/>
    </style:style>
    <style:style style:name="co8" style:family="table-column">
      <style:table-column-properties fo:break-before="auto" style:column-width="219pt"/>
    </style:style>
    <style:style style:name="co9" style:family="table-column">
      <style:table-column-properties fo:break-before="auto" style:column-width="147pt"/>
    </style:style>
    <style:style style:name="co10" style:family="table-column">
      <style:table-column-properties fo:break-before="auto" style:column-width="150.75pt"/>
    </style:style>
    <style:style style:name="co11" style:family="table-column">
      <style:table-column-properties fo:break-before="auto" style:column-width="126.74pt"/>
    </style:style>
    <style:style style:name="co12" style:family="table-column">
      <style:table-column-properties fo:break-before="auto" style:column-width="81.75pt"/>
    </style:style>
    <style:style style:name="co13" style:family="table-column">
      <style:table-column-properties fo:break-before="auto" style:column-width="75pt"/>
    </style:style>
    <style:style style:name="co14" style:family="table-column">
      <style:table-column-properties fo:break-before="auto" style:column-width="82.49pt"/>
    </style:style>
    <style:style style:name="co15" style:family="table-column">
      <style:table-column-properties fo:break-before="auto" style:column-width="115.51pt"/>
    </style:style>
    <style:style style:name="co16" style:family="table-column">
      <style:table-column-properties fo:break-before="auto" style:column-width="107.26pt"/>
    </style:style>
    <style:style style:name="co17" style:family="table-column">
      <style:table-column-properties fo:break-before="auto" style:column-width="113.24pt"/>
    </style:style>
    <style:style style:name="co18" style:family="table-column">
      <style:table-column-properties fo:break-before="auto" style:column-width="63.01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504.91pt"/>
    </style:style>
    <style:style style:name="co21" style:family="table-column">
      <style:table-column-properties fo:break-before="auto" style:column-width="91.5pt"/>
    </style:style>
    <style:style style:name="co22" style:family="table-column">
      <style:table-column-properties fo:break-before="auto" style:column-width="75.74pt"/>
    </style:style>
    <style:style style:name="co23" style:family="table-column">
      <style:table-column-properties fo:break-before="auto" style:column-width="85.66pt"/>
    </style:style>
    <style:style style:name="co24" style:family="table-column">
      <style:table-column-properties fo:break-before="auto" style:column-width="87pt"/>
    </style:style>
    <style:style style:name="co25" style:family="table-column">
      <style:table-column-properties fo:break-before="auto" style:column-width="72.74pt"/>
    </style:style>
    <style:style style:name="co26" style:family="table-column">
      <style:table-column-properties fo:break-before="auto" style:column-width="93pt"/>
    </style:style>
    <style:style style:name="co27" style:family="table-column">
      <style:table-column-properties fo:break-before="auto" style:column-width="188.76pt"/>
    </style:style>
    <style:style style:name="co28" style:family="table-column">
      <style:table-column-properties fo:break-before="auto" style:column-width="78.01pt"/>
    </style:style>
    <style:style style:name="co29" style:family="table-column">
      <style:table-column-properties fo:break-before="auto" style:column-width="78.75pt"/>
    </style:style>
    <style:style style:name="co30" style:family="table-column">
      <style:table-column-properties fo:break-before="auto" style:column-width="79.51pt"/>
    </style:style>
    <style:style style:name="co31" style:family="table-column">
      <style:table-column-properties fo:break-before="auto" style:column-width="97.51pt"/>
    </style:style>
    <style:style style:name="co32" style:family="table-column">
      <style:table-column-properties fo:break-before="auto" style:column-width="69pt"/>
    </style:style>
    <style:style style:name="co33" style:family="table-column">
      <style:table-column-properties fo:break-before="auto" style:column-width="104.26pt"/>
    </style:style>
    <style:style style:name="co34" style:family="table-column">
      <style:table-column-properties fo:break-before="auto" style:column-width="165pt"/>
    </style:style>
    <style:style style:name="co35" style:family="table-column">
      <style:table-column-properties fo:break-before="auto" style:column-width="185.24pt"/>
    </style:style>
    <style:style style:name="co36" style:family="table-column">
      <style:table-column-properties fo:break-before="auto" style:column-width="193.75pt"/>
    </style:style>
    <style:style style:name="co37" style:family="table-column">
      <style:table-column-properties fo:break-before="auto" style:column-width="124.5pt"/>
    </style:style>
    <style:style style:name="co38" style:family="table-column">
      <style:table-column-properties fo:break-before="auto" style:column-width="93.74pt"/>
    </style:style>
    <style:style style:name="co39" style:family="table-column">
      <style:table-column-properties fo:break-before="auto" style:column-width="101.25pt"/>
    </style:style>
    <style:style style:name="co40" style:family="table-column">
      <style:table-column-properties fo:break-before="auto" style:column-width="104.85pt"/>
    </style:style>
    <style:style style:name="co41" style:family="table-column">
      <style:table-column-properties fo:break-before="auto" style:column-width="101.99pt"/>
    </style:style>
    <style:style style:name="co42" style:family="table-column">
      <style:table-column-properties fo:break-before="auto" style:column-width="135.01pt"/>
    </style:style>
    <style:style style:name="ro1" style:family="table-row">
      <style:table-row-properties style:row-height="22pt" fo:break-before="auto" style:use-optimal-row-height="fals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8.74pt" fo:break-before="auto" style:use-optimal-row-height="true"/>
    </style:style>
    <style:style style:name="ro6" style:family="table-row">
      <style:table-row-properties style:row-height="27.01pt" fo:break-before="auto" style:use-optimal-row-height="tru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97.99pt" fo:break-before="auto" style:use-optimal-row-height="fals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ro13" style:family="table-row">
      <style:table-row-properties style:row-height="18.65pt" fo:break-before="auto" style:use-optimal-row-height="true"/>
    </style:style>
    <style:style style:name="ro14" style:family="table-row">
      <style:table-row-properties style:row-height="14.91pt" fo:break-before="auto" style:use-optimal-row-height="true"/>
    </style:style>
    <style:style style:name="ro15" style:family="table-row">
      <style:table-row-properties style:row-height="16.41pt" fo:break-before="auto" style:use-optimal-row-height="true"/>
    </style:style>
    <style:style style:name="ro16" style:family="table-row">
      <style:table-row-properties style:row-height="18.71pt" fo:break-before="auto" style:use-optimal-row-height="true"/>
    </style:style>
    <style:style style:name="ro17" style:family="table-row">
      <style:table-row-properties style:row-height="17.35pt" fo:break-before="auto" style:use-optimal-row-height="true"/>
    </style:style>
    <style:style style:name="ro18" style:family="table-row">
      <style:table-row-properties style:row-height="84.7pt" fo:break-before="auto" style:use-optimal-row-height="false"/>
    </style:style>
    <style:style style:name="ro19" style:family="table-row">
      <style:table-row-properties style:row-height="27.01pt" fo:break-before="auto" style:use-optimal-row-height="false"/>
    </style:style>
    <style:style style:name="ta1" style:family="table" style:master-page-name="PageStyle_5f_项目实施进度管理汇总">
      <style:table-properties table:display="true" style:writing-mode="lr-tb"/>
    </style:style>
    <style:style style:name="ta2" style:family="table" style:master-page-name="PageStyle_5f_图表">
      <style:table-properties table:display="true" style:writing-mode="lr-tb"/>
    </style:style>
    <style:style style:name="ta3" style:family="table" style:master-page-name="PageStyle_5f_项目合同基本信息">
      <style:table-properties table:display="true" style:writing-mode="lr-tb"/>
    </style:style>
    <style:style style:name="ta4" style:family="table" style:master-page-name="PageStyle_5f_通报机制制定">
      <style:table-properties table:display="true" style:writing-mode="lr-tb"/>
    </style:style>
    <style:style style:name="ta5" style:family="table" style:master-page-name="PageStyle_5f_各类沟通模板">
      <style:table-properties table:display="true" style:writing-mode="lr-tb"/>
    </style:style>
    <style:style style:name="ce1" style:family="table-cell" style:parent-style-name="Default" style:data-style-name="N12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2" style:family="table-cell" style:parent-style-name="Default" style:data-style-name="N12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24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8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9" style:family="table-cell" style:parent-style-name="Default" style:data-style-name="N124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10" style:family="table-cell" style:parent-style-name="Default" style:data-style-name="N12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24">
      <style:table-cell-properties fo:background-color="#66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afaba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name-complex="宋体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4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5" style:family="table-cell" style:parent-style-name="Default" style:data-style-name="N146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0" style:family="table-cell" style:parent-style-name="Default">
      <style:table-cell-properties fo:background-color="#66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5" style:family="table-cell" style:parent-style-name="Default">
      <style:table-cell-properties fo:background-color="#c9c9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6" style:family="table-cell" style:parent-style-name="Default" style:data-style-name="N10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7" style:family="table-cell" style:parent-style-name="Default">
      <style:table-cell-properties fo:background-color="#66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8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宋体" fo:font-size="14pt" fo:font-weight="bold" style:font-name-asian="思源黑体 CN Regular" style:font-size-asian="14pt" style:font-weight-asian="bold" style:font-name-complex="宋体" style:font-size-complex="14pt" style:font-weight-complex="bold"/>
    </style:style>
    <style:style style:name="ce4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3.8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5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normal" style:font-name-complex="宋体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000000" fo:font-size="10pt" style:font-size-asian="10pt" fo:font-weight="bold" style:font-weight-asian="bold" style:font-weight-complex="bold"/>
    </style:style>
    <style:style style:name="T5" style:family="text">
      <style:text-properties style:font-name-asian="arial" style:font-weight-asian="normal" style:font-weight-complex="normal" style:font-style-asian="normal" fo:color="#000000" style:font-size-asian="9pt" style:font-style-complex="normal" style:font-size-complex="9pt" fo:font-size="9pt" fo:font-weight="normal" fo:font-style="normal" fo:letter-spacing="normal"/>
    </style:style>
    <style:style style:name="T6" style:family="text">
      <style:text-properties style:font-name-asian="arial" fo:color="#000000" fo:letter-spacing="normal" fo:font-size="10pt" style:font-size-asian="10pt"/>
    </style:style>
    <style:style style:name="T7" style:family="text">
      <style:text-properties style:font-name-asian="arial" fo:color="#000000" fo:letter-spacing="normal" fo:font-size="9pt" style:font-style-complex="normal" style:font-style-asian="normal" style:font-weight-complex="normal" style:font-weight-asian="normal" style:font-size-complex="9pt" style:font-size-asian="9pt" fo:font-style="normal" fo:font-weight="normal"/>
    </style:style>
    <style:style style:name="T8" style:family="text">
      <style:text-properties style:font-name-asian="arial" fo:color="#000000" fo:letter-spacing="normal" fo:font-size="9pt" fo:font-weight="normal" fo:font-style="normal" style:font-size-asian="9pt" style:font-size-complex="9pt" style:font-weight-asian="normal" style:font-weight-complex="normal" style:font-style-asian="normal" style:font-style-complex="normal"/>
    </style:style>
    <style:style style:name="T9" style:family="text">
      <style:text-properties style:font-weight-complex="normal" fo:letter-spacing="normal" style:font-size-asian="9pt" style:font-style-complex="normal" style:font-size-complex="9pt" fo:font-style="normal" style:font-weight-asian="normal" style:font-name-asian="arial" fo:color="#000000" style:font-style-asian="normal" fo:font-size="9pt" fo:font-weight="normal"/>
    </style:style>
    <style:style style:name="T10" style:family="text">
      <style:text-properties fo:letter-spacing="normal" style:font-name-asian="arial" fo:color="#000000" fo:font-size="10pt" style:font-size-asian="10pt"/>
    </style:style>
    <style:style style:name="T11" style:family="text">
      <style:text-properties fo:letter-spacing="normal" style:font-name-asian="arial" fo:color="#000000" style:font-style-asian="normal" style:font-weight-complex="normal" fo:font-style="normal" style:font-style-complex="normal" style:font-weight-asian="normal" style:font-size-asian="9pt" fo:font-weight="normal" fo:font-size="9pt" style:font-size-complex="9pt"/>
    </style:style>
    <style:style style:name="T12" style:family="text">
      <style:text-properties fo:letter-spacing="normal" style:font-name-asian="arial" fo:color="#000000" fo:font-style="normal" style:font-size-complex="9pt" fo:font-size="9pt" style:font-weight-complex="normal" style:font-style-asian="normal" style:font-size-asian="9pt" fo:font-weight="normal" style:font-weight-asian="normal" style:font-style-complex="normal"/>
    </style:style>
    <style:style style:name="T13" style:family="text">
      <style:text-properties fo:letter-spacing="normal" style:font-name-asian="arial" fo:color="#000000" style:font-size-asian="10pt" fo:font-size="10pt"/>
    </style:style>
    <style:style style:name="T14" style:family="text">
      <style:text-properties fo:letter-spacing="normal" style:font-name-asian="arial" fo:color="#000000" style:font-size-asian="9pt" style:font-size-complex="9pt" style:font-style-complex="normal" style:font-style-asian="normal" style:font-weight-complex="normal" fo:font-style="normal" fo:font-weight="normal" fo:font-size="9pt" style:font-weight-asian="normal"/>
    </style:style>
    <style:style style:name="T15" style:family="text">
      <style:text-properties fo:letter-spacing="normal" style:font-name-asian="arial" fo:color="#000000" fo:font-size="9pt" fo:font-weight="normal" fo:font-style="normal" style:font-size-asian="9pt" style:font-size-complex="9pt" style:font-weight-asian="normal" style:font-weight-complex="normal" style:font-style-asian="normal" style:font-style-complex="normal"/>
    </style:style>
    <style:style style:name="T16" style:family="text">
      <style:text-properties fo:color="#000000" fo:font-size="9pt" style:font-style-asian="normal" style:font-weight-complex="normal" style:font-weight-asian="normal" style:font-size-complex="9pt" style:font-size-asian="9pt" style:font-name-asian="arial" fo:letter-spacing="normal" fo:font-style="normal" fo:font-weight="normal" style:font-style-complex="normal"/>
    </style:style>
    <style:style style:name="T17" style:family="text">
      <style:text-properties fo:color="#000000" style:font-name-asian="arial" fo:letter-spacing="normal" fo:font-size="10pt" style:font-size-asian="10pt"/>
    </style:style>
    <style:style style:name="T18" style:family="text">
      <style:text-properties fo:color="#000000" style:font-name-asian="arial" fo:letter-spacing="normal" fo:font-size="9pt" fo:font-weight="normal" fo:font-style="normal" style:font-size-asian="9pt" style:font-size-complex="9pt" style:font-weight-asian="normal" style:font-weight-complex="normal" style:font-style-asian="normal" style:font-style-complex="normal"/>
    </style:style>
    <style:style style:name="T19" style:family="text">
      <style:text-properties fo:color="#000000" fo:font-size="9pt" fo:font-weight="normal" fo:font-style="normal" fo:letter-spacing="normal" fo:country="none" style:country-asian="none" style:font-name-asian="arial" style:font-size-asian="9pt" style:font-size-complex="9pt" style:font-weight-asian="normal" style:font-weight-complex="normal" style:font-style-asian="normal" style:font-style-complex="normal"/>
    </style:style>
    <style:style style:name="T20" style:family="text">
      <style:text-properties fo:color="#000000" fo:font-size="9pt" fo:font-weight="normal" fo:font-style="normal" fo:letter-spacing="normal" style:font-name-asian="arial" style:font-size-asian="9pt" style:font-size-complex="9pt" style:font-weight-asian="normal" style:font-weight-complex="normal" style:font-style-asian="normal" style:font-style-complex="normal"/>
    </style:style>
    <style:style style:name="T21" style:family="text">
      <style:text-properties fo:font-size="10pt" style:font-size-asian="10pt" fo:color="#000000"/>
    </style:style>
    <style:style style:name="T22" style:family="text">
      <style:text-properties fo:color="#000000" fo:font-style="normal" fo:letter-spacing="normal" style:font-weight-asian="normal" style:font-size-asian="9pt" style:font-size-complex="9pt" style:font-name-asian="arial" style:font-style-complex="normal" fo:font-weight="normal" fo:font-size="9pt" style:font-weight-complex="normal" style:font-style-asian="normal"/>
    </style:style>
    <style:style style:name="T23" style:family="text">
      <style:text-properties fo:color="#000000" fo:letter-spacing="normal" style:font-name-asian="arial" style:font-size-asian="10pt" fo:font-size="10pt"/>
    </style:style>
    <style:style style:name="T24" style:family="text">
      <style:text-properties fo:color="#000000" fo:letter-spacing="normal" style:font-name-asian="arial" style:font-weight-asian="normal" style:font-size-asian="9pt" fo:font-weight="normal" fo:font-size="9pt" style:font-style-asian="normal" fo:font-style="normal" style:font-size-complex="9pt" style:font-weight-complex="normal" style:font-style-complex="normal"/>
    </style:style>
    <style:style style:name="T25" style:family="text">
      <style:text-properties fo:color="#000000" fo:letter-spacing="normal" style:font-name-asian="arial" style:font-weight-asian="normal" style:font-style-asian="normal" fo:font-style="normal" fo:font-weight="normal" style:font-weight-complex="normal" style:font-size-asian="9pt" fo:font-size="9pt" style:font-style-complex="normal" style:font-size-complex="9pt"/>
    </style:style>
    <style:style style:name="T26" style:family="text">
      <style:text-properties fo:color="#000000" fo:letter-spacing="normal" style:font-name-asian="arial" fo:font-size="10pt" style:font-size-asian="10pt"/>
    </style:style>
    <style:style style:name="T27" style:family="text">
      <style:text-properties fo:color="#000000" fo:letter-spacing="normal" style:font-name-asian="arial" style:font-style-asian="normal" fo:font-size="9pt" style:font-style-complex="normal" style:font-size-asian="9pt" style:font-size-complex="9pt" style:font-weight-asian="normal" style:font-weight-complex="normal" fo:font-weight="normal" fo:font-style="normal"/>
    </style:style>
    <style:style style:name="T28" style:family="text">
      <style:text-properties fo:color="#000000" fo:letter-spacing="normal" style:font-name-asian="arial" fo:font-size="9pt" fo:font-weight="normal" fo:font-style="normal" style:font-size-asian="9pt" style:font-size-complex="9pt" style:font-weight-asian="normal" style:font-weight-complex="normal" style:font-style-asian="normal" style:font-style-complex="normal"/>
    </style:style>
    <style:style style:name="T29" style:family="text">
      <style:text-properties fo:color="#000000" style:font-weight-asian="normal" style:font-size-complex="9pt" style:font-style-complex="normal" style:font-style-asian="normal" style:font-weight-complex="normal" style:font-size-asian="9pt" fo:letter-spacing="normal" fo:font-style="normal" fo:font-weight="normal" fo:font-size="9pt" style:font-name-asian="arial"/>
    </style:style>
    <style:style style:name="T30" style:family="text">
      <style:text-properties fo:color="#000000" style:font-size-asian="10pt" fo:font-size="10pt"/>
    </style:style>
    <style:style style:name="T31" style:family="text">
      <style:text-properties fo:color="#000000" fo:font-weight="normal" style:font-style-asian="normal" style:font-weight-complex="normal" fo:font-size="9pt" style:font-style-complex="normal" style:font-name-asian="arial" style:font-size-complex="9pt" style:font-size-asian="9pt" style:font-weight-asian="normal" fo:letter-spacing="normal" fo:font-style="normal"/>
    </style:style>
    <style:style style:name="T32" style:family="text">
      <style:text-properties fo:color="#000000" style:font-name-asian="arial" fo:letter-spacing="normal" style:font-size-asian="10pt" fo:font-size="10pt"/>
    </style:style>
    <style:style style:name="T33" style:family="text">
      <style:text-properties fo:color="#000000" style:font-name-asian="arial" fo:letter-spacing="normal" fo:font-style="normal" style:font-weight-asian="normal" style:font-size-asian="9pt" fo:font-weight="normal" style:font-style-asian="normal" style:font-size-complex="9pt" style:font-weight-complex="normal" fo:font-size="9pt" style:font-style-complex="normal"/>
    </style:style>
    <style:style style:name="T34" style:family="text">
      <style:text-properties fo:color="#000000" style:font-name-asian="arial" fo:letter-spacing="normal" style:font-size-asian="9pt" style:font-size-complex="9pt" fo:font-style="normal" style:font-style-complex="normal" style:font-weight-complex="normal" fo:font-weight="normal" fo:font-size="9pt" style:font-style-asian="normal" style:font-weight-asian="normal"/>
    </style:style>
    <style:style style:name="T35" style:family="text">
      <style:text-properties fo:color="#000000" fo:font-size="9pt" fo:font-weight="normal" fo:font-style="normal" fo:letter-spacing="normal" style:font-name-asian="arial" style:font-size-complex="9pt" style:font-weight-asian="normal" style:font-weight-complex="normal" style:font-style-asian="normal" style:font-size-asian="9pt" style:font-style-complex="normal"/>
    </style:style>
    <style:style style:name="T36" style:family="text">
      <style:text-properties fo:color="#000000" fo:letter-spacing="normal" style:font-name-asian="arial" style:font-name="思源黑体 CN Regular" fo:text-shadow="none" style:font-weight-complex="normal" style:font-style-asian="normal" fo:font-size="9pt" fo:font-weight="normal" fo:font-style="normal" style:text-outline="false" style:font-weight-asian="normal" style:font-style-complex="normal" style:text-emphasize="none" style:text-underline-style="none" style:text-underline-color="font-color" style:font-size-asian="9pt" style:text-line-through-type="none" style:font-size-complex="9pt"/>
    </style:style>
    <style:style style:name="T37" style:family="text">
      <style:text-properties fo:color="#000000" fo:letter-spacing="normal" style:font-name-asian="arial" fo:text-shadow="none" style:font-weight-complex="normal" style:font-style-asian="normal" fo:font-size="9pt" fo:font-weight="normal" fo:font-style="normal" style:text-outline="false" style:font-weight-asian="normal" style:font-style-complex="normal" style:text-emphasize="none" style:text-underline-style="none" style:text-underline-color="font-color" style:font-size-asian="9pt" style:text-line-through-type="none" style:font-size-complex="9pt" style:font-name="Lohit Devanagari"/>
    </style:style>
    <style:style style:name="T38" style:family="text">
      <style:text-properties fo:color="#000000" fo:letter-spacing="normal" style:font-name-asian="arial" fo:text-shadow="none" style:font-weight-complex="normal" style:font-style-asian="normal" fo:font-size="9pt" fo:font-weight="normal" fo:font-style="normal" style:text-outline="false" style:font-weight-asian="normal" style:font-style-complex="normal" style:text-emphasize="none" style:text-underline-style="none" style:text-underline-color="font-color" style:text-line-through-type="none" style:font-name="思源黑体 CN Regular" style:font-size-asian="10pt"/>
    </style:style>
    <style:style style:name="T39" style:family="text">
      <style:text-properties fo:color="#000000" fo:letter-spacing="normal" style:font-name-asian="arial" fo:text-shadow="none" style:font-weight-complex="normal" style:font-style-asian="normal" fo:font-size="9pt" fo:font-weight="normal" fo:font-style="normal" style:text-outline="false" style:font-weight-asian="normal" style:font-style-complex="normal" style:text-emphasize="none" style:text-underline-style="none" style:text-underline-color="font-color" style:text-line-through-type="none" style:font-name="思源黑体 CN Regular" style:font-size-asian="9pt" style:font-size-complex="9pt"/>
    </style:style>
    <style:style style:name="T40" style:family="text">
      <style:text-properties style:font-weight-asian="normal" style:font-weight-complex="normal" style:font-style-asian="normal" fo:color="#000000" style:font-size-asian="9pt" style:font-style-complex="normal" style:font-size-complex="9pt" fo:font-size="9pt" fo:font-weight="normal" fo:font-style="normal" fo:letter-spacing="normal" style:font-name-asian="arial"/>
    </style:style>
    <style:style style:name="T41" style:family="text">
      <style:text-properties fo:color="#000000" fo:letter-spacing="normal" style:font-name-asian="arial" style:font-weight-complex="normal" fo:font-style="normal" style:font-size-asian="9pt" fo:font-size="9pt" style:font-style-complex="normal" style:font-weight-asian="normal" style:font-size-complex="9pt" style:font-style-asian="normal" fo:font-weight="normal"/>
    </style:style>
    <style:style style:name="T42" style:family="text">
      <style:text-properties fo:text-shadow="none" style:font-name="思源黑体 CN Regular" style:text-line-through-type="none" style:font-size-asian="9pt" fo:font-size="9pt" style:font-style-asian="normal" style:font-weight-complex="normal" style:font-weight-asian="normal" style:text-underline-style="none" style:text-underline-color="font-color" fo:font-weight="normal" style:font-size-complex="9pt" style:text-outline="false" style:font-style-complex="normal" fo:font-style="normal" style:text-emphasize="none"/>
    </style:style>
    <style:style style:name="T43" style:family="text">
      <style:text-properties fo:text-shadow="none" style:text-line-through-type="none" style:font-size-asian="9pt" fo:font-size="9pt" style:font-style-asian="normal" style:font-weight-complex="normal" style:font-weight-asian="normal" style:text-underline-style="none" style:text-underline-color="font-color" fo:font-weight="normal" style:font-size-complex="9pt" style:text-outline="false" style:font-style-complex="normal" fo:font-style="normal" style:text-emphasize="none" style:font-name="Lohit Devanagari"/>
    </style:style>
    <style:style style:name="T44" style:family="text">
      <style:text-properties fo:text-shadow="none" style:text-line-through-type="none" fo:font-size="9pt" style:font-style-asian="normal" style:font-weight-complex="normal" style:font-weight-asian="normal" style:text-underline-style="none" style:text-underline-color="font-color" fo:font-weight="normal" style:text-outline="false" style:font-style-complex="normal" fo:font-style="normal" style:text-emphasize="none" style:font-name="Lohit Devanagari" style:font-size-asian="10pt"/>
    </style:style>
    <style:style style:name="T45" style:family="text">
      <style:text-properties fo:text-shadow="none" style:text-line-through-type="none" fo:font-size="9pt" style:font-style-asian="normal" style:font-weight-complex="normal" style:font-weight-asian="normal" style:text-underline-style="none" style:text-underline-color="font-color" fo:font-weight="normal" style:text-outline="false" style:font-style-complex="normal" fo:font-style="normal" style:text-emphasize="none" style:font-size-complex="9pt" style:font-name="思源黑体 CN Regular" style:font-size-asian="9pt"/>
    </style:style>
    <style:style style:name="T46" style:family="text">
      <style:text-properties fo:text-shadow="none" style:text-line-through-type="none" fo:font-size="9pt" style:font-style-asian="normal" style:font-weight-complex="normal" style:font-weight-asian="normal" style:text-underline-style="none" style:text-underline-color="font-color" fo:font-weight="normal" style:text-outline="false" style:font-style-complex="normal" fo:font-style="normal" style:text-emphasize="none" style:font-name="思源黑体 CN Regular" style:font-size-asian="10pt"/>
    </style:style>
    <style:style style:name="T47" style:family="text">
      <style:text-properties fo:text-shadow="none" style:text-line-through-type="none" fo:font-size="9pt" style:font-style-asian="normal" style:font-weight-complex="normal" style:font-weight-asian="normal" style:text-underline-style="none" style:text-underline-color="font-color" fo:font-weight="normal" style:text-outline="false" style:font-style-complex="normal" fo:font-style="normal" style:text-emphasize="none" style:font-name="思源黑体 CN Regular" style:font-size-asian="9pt" style:font-size-complex="9pt"/>
    </style:style>
    <style:style style:name="T48" style:family="text">
      <style:text-properties fo:color="#000000" fo:font-size="10pt" fo:letter-spacing="normal" style:font-name-asian="arial" style:font-size-asian="10pt"/>
    </style:style>
    <style:style style:name="T49" style:family="text">
      <style:text-properties style:font-weight-complex="normal" style:font-weight-asian="normal" fo:font-weight="normal" fo:font-size="9pt" style:font-name-asian="arial" fo:letter-spacing="normal" fo:font-style="normal" style:font-style-complex="normal" style:font-size-asian="9pt" fo:color="#000000" style:font-style-asian="normal" style:font-size-complex="9pt"/>
    </style:style>
    <style:style style:name="T50" style:family="text">
      <style:text-properties style:font-name-asian="arial" fo:letter-spacing="normal" fo:color="#000000" style:font-size-asian="10pt" fo:font-size="10pt"/>
    </style:style>
    <style:style style:name="T51" style:family="text">
      <style:text-properties style:font-name-asian="arial" fo:letter-spacing="normal" fo:color="#000000" style:font-style-complex="normal" fo:font-size="9pt" style:font-weight-complex="normal" fo:font-style="normal" style:font-size-complex="9pt" style:font-size-asian="9pt" fo:font-weight="normal" style:font-weight-asian="normal" style:font-style-asian="normal"/>
    </style:style>
    <style:style style:name="T52" style:family="text">
      <style:text-properties style:text-outline="false" fo:text-shadow="none" fo:font-size="9pt" fo:font-style="normal" style:font-weight-complex="normal" style:font-weight-asian="normal" style:font-name="思源黑体 CN Regular" style:text-line-through-type="none" style:text-emphasize="none" style:text-underline-style="none" style:text-underline-color="font-color" style:font-size-asian="9pt" fo:font-weight="normal" style:font-size-complex="9pt" style:font-style-asian="normal" style:font-style-complex="normal"/>
    </style:style>
    <style:style style:name="T53" style:family="text">
      <style:text-properties style:text-outline="false" fo:text-shadow="none" fo:font-size="9pt" fo:font-style="normal" style:font-weight-complex="normal" style:font-weight-asian="normal" style:font-name="思源黑体 CN Regular" style:text-line-through-type="none" style:text-emphasize="none" style:text-underline-style="none" style:text-underline-color="font-color" fo:font-weight="normal" style:font-style-asian="normal" style:font-style-complex="normal" style:font-size-asian="10pt"/>
    </style:style>
    <style:style style:name="T54" style:family="text">
      <style:text-properties style:text-outline="false" fo:text-shadow="none" fo:font-size="9pt" fo:font-style="normal" style:font-weight-complex="normal" style:font-weight-asian="normal" style:text-line-through-type="none" style:text-emphasize="none" style:text-underline-style="none" style:text-underline-color="font-color" fo:font-weight="normal" style:font-style-asian="normal" style:font-style-complex="normal" style:font-name="Lohit Devanagari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项目实施进度管理汇总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number-columns-repeated="1010" table:default-cell-style-name="ce4"/>
        <table:table-row table:style-name="ro1">
          <table:table-cell table:style-name="ce1" office:value-type="string" calcext:value-type="string" table:number-columns-spanned="16" table:number-rows-spanned="1">
            <text:p>项目实施进度管理日汇总</text:p>
          </table:table-cell>
          <table:covered-table-cell table:number-columns-repeated="15" table:style-name="ce1"/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2" office:value-type="string" calcext:value-type="string">
            <text:p>项目总金额</text:p>
          </table:table-cell>
          <table:table-cell table:style-name="ce5" office:value-type="string" calcext:value-type="string">
            <text:p>增合同单数</text:p>
          </table:table-cell>
          <table:table-cell table:style-name="ce5" office:value-type="string" calcext:value-type="string">
            <text:p>新增合同金额</text:p>
          </table:table-cell>
          <table:table-cell table:style-name="ce5" office:value-type="string" calcext:value-type="string">
            <text:p>已立项合同规模</text:p>
          </table:table-cell>
          <table:table-cell table:style-name="ce5" office:value-type="string" calcext:value-type="string">
            <text:p>已立项合同金额</text:p>
          </table:table-cell>
          <table:table-cell table:style-name="ce5" office:value-type="string" calcext:value-type="string">
            <text:p>预立项合同规模</text:p>
          </table:table-cell>
          <table:table-cell table:style-name="ce5" office:value-type="string" calcext:value-type="string">
            <text:p>预立项合同金额</text:p>
          </table:table-cell>
          <table:table-cell table:style-name="ce5" office:value-type="string" calcext:value-type="string">
            <text:p>已完工规模</text:p>
          </table:table-cell>
          <table:table-cell table:style-name="ce5" office:value-type="string" calcext:value-type="string">
            <text:p>已完工金额</text:p>
          </table:table-cell>
          <table:table-cell table:style-name="ce5" office:value-type="string" calcext:value-type="string">
            <text:p>未完工规模</text:p>
          </table:table-cell>
          <table:table-cell table:style-name="ce5" office:value-type="string" calcext:value-type="string">
            <text:p>未完工金额</text:p>
          </table:table-cell>
          <table:table-cell table:style-name="ce5" office:value-type="string" calcext:value-type="string">
            <text:p>需项目总结数量</text:p>
          </table:table-cell>
          <table:table-cell table:style-name="ce5" office:value-type="string" calcext:value-type="string">
            <text:p>已完成项目总结</text:p>
          </table:table-cell>
          <table:table-cell table:style-name="ce5" office:value-type="string" calcext:value-type="string">
            <text:p>未完成项目总结</text:p>
          </table:table-cell>
          <table:table-cell table:style-name="Default" table:number-columns-repeated="1008"/>
        </table:table-row>
        <table:table-row table:style-name="ro3">
          <table:table-cell table:style-name="ce3"/>
          <table:table-cell table:style-name="ce3" office:value-type="string" calcext:value-type="string">
            <text:p>合同规模数量</text:p>
          </table:table-cell>
          <table:table-cell table:style-name="ce3" office:value-type="string" calcext:value-type="string">
            <text:p>派工金额</text:p>
          </table:table-cell>
          <table:table-cell table:style-name="ce3" office:value-type="string" calcext:value-type="string">
            <text:p>签订时间</text:p>
          </table:table-cell>
          <table:table-cell table:style-name="ce3" office:value-type="string" calcext:value-type="string">
            <text:p>签订时间的派工金额</text:p>
          </table:table-cell>
          <table:table-cell table:style-name="ce3" office:value-type="string" calcext:value-type="string">
            <text:p>是否有合同立项为立项</text:p>
          </table:table-cell>
          <table:table-cell table:style-name="ce3" office:value-type="string" calcext:value-type="string">
            <text:p>是否有合同立项为立项的立项金额</text:p>
          </table:table-cell>
          <table:table-cell table:style-name="ce3" office:value-type="string" calcext:value-type="string">
            <text:p>是否有合同立项为预立项</text:p>
          </table:table-cell>
          <table:table-cell table:style-name="ce3" office:value-type="string" calcext:value-type="string">
            <text:p>是否有合同立项为立项的预估金额</text:p>
          </table:table-cell>
          <table:table-cell table:style-name="ce3" office:value-type="string" calcext:value-type="string">
            <text:p>规模数量</text:p>
          </table:table-cell>
          <table:table-cell table:style-name="ce3" office:value-type="string" calcext:value-type="string">
            <text:p>完工为是的派工金额</text:p>
          </table:table-cell>
          <table:table-cell table:style-name="ce3" office:value-type="string" calcext:value-type="string">
            <text:p>合同规模数量-规模数量</text:p>
          </table:table-cell>
          <table:table-cell table:style-name="ce3" office:value-type="string" calcext:value-type="string">
            <text:p>完工为否的派工金额</text:p>
          </table:table-cell>
          <table:table-cell table:style-name="ce3" office:value-type="string" calcext:value-type="string">
            <text:p>计划商务总结开始时间</text:p>
          </table:table-cell>
          <table:table-cell table:style-name="ce6" office:value-type="string" calcext:value-type="string">
            <text:p>计划商务总结完成时间中状态为总结完成</text:p>
          </table:table-cell>
          <table:table-cell table:style-name="ce6" office:value-type="string" calcext:value-type="string">
            <text:p>需项目总结数量-已完成项目总结</text:p>
          </table:table-cell>
          <table:table-cell table:style-name="Default" table:number-columns-repeated="1008"/>
        </table:table-row>
        <table:table-row table:style-name="ro3">
          <table:table-cell table:style-name="ce3" table:number-columns-repeated="16"/>
          <table:table-cell table:style-name="Default" table:number-columns-repeated="1008"/>
        </table:table-row>
        <table:table-row table:style-name="ro3">
          <table:table-cell table:style-name="ce3" office:value-type="string" calcext:value-type="string">
            <text:p>筛选</text:p>
          </table:table-cell>
          <table:table-cell table:style-name="ce3" office:value-type="string" calcext:value-type="string">
            <text:p>根据签订时间</text:p>
          </table:table-cell>
          <table:table-cell table:style-name="ce3"/>
          <table:table-cell table:style-name="ce3" office:value-type="string" calcext:value-type="string">
            <text:p>根据签订时间</text:p>
          </table:table-cell>
          <table:table-cell table:style-name="ce3" table:number-columns-repeated="12"/>
          <table:table-cell table:style-name="Default" table:number-columns-repeated="1008"/>
        </table:table-row>
        <table:table-row table:style-name="ro3" table:number-rows-repeated="5">
          <table:table-cell table:style-name="ce3" table:number-columns-repeated="16"/>
          <table:table-cell table:style-name="Default" table:number-columns-repeated="1008"/>
        </table:table-row>
        <table:table-row table:style-name="ro3" table:number-rows-repeated="4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6" table:number-rows-spanned="1">
            <text:p>项目实施进度管理周汇总</text:p>
          </table:table-cell>
          <table:covered-table-cell table:number-columns-repeated="15"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2" office:value-type="string" calcext:value-type="string">
            <text:p>项目总金额</text:p>
          </table:table-cell>
          <table:table-cell table:style-name="ce5" office:value-type="string" calcext:value-type="string">
            <text:p>增合同单数</text:p>
          </table:table-cell>
          <table:table-cell table:style-name="ce5" office:value-type="string" calcext:value-type="string">
            <text:p>新增合同金额</text:p>
          </table:table-cell>
          <table:table-cell table:style-name="ce5" office:value-type="string" calcext:value-type="string">
            <text:p>已立项合同规模</text:p>
          </table:table-cell>
          <table:table-cell table:style-name="ce5" office:value-type="string" calcext:value-type="string">
            <text:p>已立项合同金额</text:p>
          </table:table-cell>
          <table:table-cell table:style-name="ce5" office:value-type="string" calcext:value-type="string">
            <text:p>预立项合同规模</text:p>
          </table:table-cell>
          <table:table-cell table:style-name="ce5" office:value-type="string" calcext:value-type="string">
            <text:p>预立项合同金额</text:p>
          </table:table-cell>
          <table:table-cell table:style-name="ce5" office:value-type="string" calcext:value-type="string">
            <text:p>已完工规模</text:p>
          </table:table-cell>
          <table:table-cell table:style-name="ce5" office:value-type="string" calcext:value-type="string">
            <text:p>已完工金额</text:p>
          </table:table-cell>
          <table:table-cell table:style-name="ce5" office:value-type="string" calcext:value-type="string">
            <text:p>未完工规模</text:p>
          </table:table-cell>
          <table:table-cell table:style-name="ce5" office:value-type="string" calcext:value-type="string">
            <text:p>未完工金额</text:p>
          </table:table-cell>
          <table:table-cell table:style-name="ce5" office:value-type="string" calcext:value-type="string">
            <text:p>需项目总结数量</text:p>
          </table:table-cell>
          <table:table-cell table:style-name="ce5" office:value-type="string" calcext:value-type="string">
            <text:p>已完成项目总结</text:p>
          </table:table-cell>
          <table:table-cell table:style-name="ce5" office:value-type="string" calcext:value-type="string">
            <text:p>未完成项目总结</text:p>
          </table:table-cell>
          <table:table-cell table:style-name="Default" table:number-columns-repeated="1008"/>
        </table:table-row>
        <table:table-row table:style-name="ro3" table:number-rows-repeated="8">
          <table:table-cell table:style-name="ce3" table:number-columns-repeated="16"/>
          <table:table-cell table:style-name="Default" table:number-columns-repeated="1008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6" table:number-rows-spanned="1">
            <text:p>项目实施进度管理月汇总</text:p>
          </table:table-cell>
          <table:covered-table-cell table:number-columns-repeated="15"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2" office:value-type="string" calcext:value-type="string">
            <text:p>项目总金额</text:p>
          </table:table-cell>
          <table:table-cell table:style-name="ce5" office:value-type="string" calcext:value-type="string">
            <text:p>增合同单数</text:p>
          </table:table-cell>
          <table:table-cell table:style-name="ce5" office:value-type="string" calcext:value-type="string">
            <text:p>新增合同金额</text:p>
          </table:table-cell>
          <table:table-cell table:style-name="ce5" office:value-type="string" calcext:value-type="string">
            <text:p>已立项合同规模</text:p>
          </table:table-cell>
          <table:table-cell table:style-name="ce5" office:value-type="string" calcext:value-type="string">
            <text:p>已立项合同金额</text:p>
          </table:table-cell>
          <table:table-cell table:style-name="ce5" office:value-type="string" calcext:value-type="string">
            <text:p>预立项合同规模</text:p>
          </table:table-cell>
          <table:table-cell table:style-name="ce5" office:value-type="string" calcext:value-type="string">
            <text:p>预立项合同金额</text:p>
          </table:table-cell>
          <table:table-cell table:style-name="ce5" office:value-type="string" calcext:value-type="string">
            <text:p>已完工规模</text:p>
          </table:table-cell>
          <table:table-cell table:style-name="ce5" office:value-type="string" calcext:value-type="string">
            <text:p>已完工金额</text:p>
          </table:table-cell>
          <table:table-cell table:style-name="ce5" office:value-type="string" calcext:value-type="string">
            <text:p>未完工规模</text:p>
          </table:table-cell>
          <table:table-cell table:style-name="ce5" office:value-type="string" calcext:value-type="string">
            <text:p>未完工金额</text:p>
          </table:table-cell>
          <table:table-cell table:style-name="ce5" office:value-type="string" calcext:value-type="string">
            <text:p>需项目总结数量</text:p>
          </table:table-cell>
          <table:table-cell table:style-name="ce5" office:value-type="string" calcext:value-type="string">
            <text:p>已完成项目总结</text:p>
          </table:table-cell>
          <table:table-cell table:style-name="ce5" office:value-type="string" calcext:value-type="string">
            <text:p>未完成项目总结</text:p>
          </table:table-cell>
          <table:table-cell table:style-name="Default" table:number-columns-repeated="1008"/>
        </table:table-row>
        <table:table-row table:style-name="ro3" table:number-rows-repeated="8">
          <table:table-cell table:style-name="ce3" table:number-columns-repeated="16"/>
          <table:table-cell table:style-name="Default" table:number-columns-repeated="1008"/>
        </table:table-row>
        <table:table-row table:style-name="ro3" table:number-rows-repeated="3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6" table:number-rows-spanned="1">
            <text:p>项目实施进度管理季度汇总</text:p>
          </table:table-cell>
          <table:covered-table-cell table:number-columns-repeated="15"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2" office:value-type="string" calcext:value-type="string">
            <text:p>项目总金额</text:p>
          </table:table-cell>
          <table:table-cell table:style-name="ce5" office:value-type="string" calcext:value-type="string">
            <text:p>增合同单数</text:p>
          </table:table-cell>
          <table:table-cell table:style-name="ce5" office:value-type="string" calcext:value-type="string">
            <text:p>新增合同金额</text:p>
          </table:table-cell>
          <table:table-cell table:style-name="ce5" office:value-type="string" calcext:value-type="string">
            <text:p>已立项合同规模</text:p>
          </table:table-cell>
          <table:table-cell table:style-name="ce5" office:value-type="string" calcext:value-type="string">
            <text:p>已立项合同金额</text:p>
          </table:table-cell>
          <table:table-cell table:style-name="ce5" office:value-type="string" calcext:value-type="string">
            <text:p>预立项合同规模</text:p>
          </table:table-cell>
          <table:table-cell table:style-name="ce5" office:value-type="string" calcext:value-type="string">
            <text:p>预立项合同金额</text:p>
          </table:table-cell>
          <table:table-cell table:style-name="ce5" office:value-type="string" calcext:value-type="string">
            <text:p>已完工规模</text:p>
          </table:table-cell>
          <table:table-cell table:style-name="ce5" office:value-type="string" calcext:value-type="string">
            <text:p>已完工金额</text:p>
          </table:table-cell>
          <table:table-cell table:style-name="ce5" office:value-type="string" calcext:value-type="string">
            <text:p>未完工规模</text:p>
          </table:table-cell>
          <table:table-cell table:style-name="ce5" office:value-type="string" calcext:value-type="string">
            <text:p>未完工金额</text:p>
          </table:table-cell>
          <table:table-cell table:style-name="ce5" office:value-type="string" calcext:value-type="string">
            <text:p>需项目总结数量</text:p>
          </table:table-cell>
          <table:table-cell table:style-name="ce5" office:value-type="string" calcext:value-type="string">
            <text:p>已完成项目总结</text:p>
          </table:table-cell>
          <table:table-cell table:style-name="ce5" office:value-type="string" calcext:value-type="string">
            <text:p>未完成项目总结</text:p>
          </table:table-cell>
          <table:table-cell table:style-name="Default" table:number-columns-repeated="1008"/>
        </table:table-row>
        <table:table-row table:style-name="ro3" table:number-rows-repeated="8">
          <table:table-cell table:style-name="ce3" table:number-columns-repeated="16"/>
          <table:table-cell table:style-name="Default" table:number-columns-repeated="1008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6" table:number-rows-spanned="1">
            <text:p>项目实施进度管理年度汇总</text:p>
          </table:table-cell>
          <table:covered-table-cell table:number-columns-repeated="15"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2" office:value-type="string" calcext:value-type="string">
            <text:p>项目总金额</text:p>
          </table:table-cell>
          <table:table-cell table:style-name="ce5" office:value-type="string" calcext:value-type="string">
            <text:p>增合同单数</text:p>
          </table:table-cell>
          <table:table-cell table:style-name="ce5" office:value-type="string" calcext:value-type="string">
            <text:p>新增合同金额</text:p>
          </table:table-cell>
          <table:table-cell table:style-name="ce5" office:value-type="string" calcext:value-type="string">
            <text:p>已立项合同规模</text:p>
          </table:table-cell>
          <table:table-cell table:style-name="ce5" office:value-type="string" calcext:value-type="string">
            <text:p>已立项合同金额</text:p>
          </table:table-cell>
          <table:table-cell table:style-name="ce5" office:value-type="string" calcext:value-type="string">
            <text:p>预立项合同规模</text:p>
          </table:table-cell>
          <table:table-cell table:style-name="ce5" office:value-type="string" calcext:value-type="string">
            <text:p>预立项合同金额</text:p>
          </table:table-cell>
          <table:table-cell table:style-name="ce5" office:value-type="string" calcext:value-type="string">
            <text:p>已完工规模</text:p>
          </table:table-cell>
          <table:table-cell table:style-name="ce5" office:value-type="string" calcext:value-type="string">
            <text:p>已完工金额</text:p>
          </table:table-cell>
          <table:table-cell table:style-name="ce5" office:value-type="string" calcext:value-type="string">
            <text:p>未完工规模</text:p>
          </table:table-cell>
          <table:table-cell table:style-name="ce5" office:value-type="string" calcext:value-type="string">
            <text:p>未完工金额</text:p>
          </table:table-cell>
          <table:table-cell table:style-name="ce5" office:value-type="string" calcext:value-type="string">
            <text:p>需项目总结数量</text:p>
          </table:table-cell>
          <table:table-cell table:style-name="ce5" office:value-type="string" calcext:value-type="string">
            <text:p>已完成项目总结</text:p>
          </table:table-cell>
          <table:table-cell table:style-name="ce5" office:value-type="string" calcext:value-type="string">
            <text:p>未完成项目总结</text:p>
          </table:table-cell>
          <table:table-cell table:style-name="Default" table:number-columns-repeated="1008"/>
        </table:table-row>
        <table:table-row table:style-name="ro3" table:number-rows-repeated="8">
          <table:table-cell table:style-name="ce3" table:number-columns-repeated="16"/>
          <table:table-cell table:style-name="Default" table:number-columns-repeated="1008"/>
        </table:table-row>
        <table:table-row table:style-name="ro3" table:number-rows-repeated="3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6" table:number-rows-spanned="1">
            <text:p>项目实施进度管理累计汇总（日期选择）</text:p>
          </table:table-cell>
          <table:covered-table-cell table:number-columns-repeated="15"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2" office:value-type="string" calcext:value-type="string">
            <text:p>项目总金额</text:p>
          </table:table-cell>
          <table:table-cell table:style-name="ce5" office:value-type="string" calcext:value-type="string">
            <text:p>增合同单数</text:p>
          </table:table-cell>
          <table:table-cell table:style-name="ce5" office:value-type="string" calcext:value-type="string">
            <text:p>新增合同金额</text:p>
          </table:table-cell>
          <table:table-cell table:style-name="ce5" office:value-type="string" calcext:value-type="string">
            <text:p>已立项合同规模</text:p>
          </table:table-cell>
          <table:table-cell table:style-name="ce5" office:value-type="string" calcext:value-type="string">
            <text:p>已立项合同金额</text:p>
          </table:table-cell>
          <table:table-cell table:style-name="ce5" office:value-type="string" calcext:value-type="string">
            <text:p>预立项合同规模</text:p>
          </table:table-cell>
          <table:table-cell table:style-name="ce5" office:value-type="string" calcext:value-type="string">
            <text:p>预立项合同金额</text:p>
          </table:table-cell>
          <table:table-cell table:style-name="ce5" office:value-type="string" calcext:value-type="string">
            <text:p>已完工规模</text:p>
          </table:table-cell>
          <table:table-cell table:style-name="ce5" office:value-type="string" calcext:value-type="string">
            <text:p>已完工金额</text:p>
          </table:table-cell>
          <table:table-cell table:style-name="ce5" office:value-type="string" calcext:value-type="string">
            <text:p>未完工规模</text:p>
          </table:table-cell>
          <table:table-cell table:style-name="ce5" office:value-type="string" calcext:value-type="string">
            <text:p>未完工金额</text:p>
          </table:table-cell>
          <table:table-cell table:style-name="ce5" office:value-type="string" calcext:value-type="string">
            <text:p>需项目总结数量</text:p>
          </table:table-cell>
          <table:table-cell table:style-name="ce5" office:value-type="string" calcext:value-type="string">
            <text:p>已完成项目总结</text:p>
          </table:table-cell>
          <table:table-cell table:style-name="ce5" office:value-type="string" calcext:value-type="string">
            <text:p>未完成项目总结</text:p>
          </table:table-cell>
          <table:table-cell table:number-columns-repeated="1008"/>
        </table:table-row>
        <table:table-row table:style-name="ro3" table:number-rows-repeated="8">
          <table:table-cell table:style-name="ce3" table:number-columns-repeated="16"/>
          <table:table-cell table:number-columns-repeated="100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图表" table:style-name="ta2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项目实施进度完工情况管理日汇总</text:p>
          </table:table-cell>
          <table:covered-table-cell table:number-columns-repeated="4" table:style-name="ce7"/>
          <table:covered-table-cell table:style-name="ce9"/>
          <table:table-cell table:style-name="ce11" office:value-type="string" calcext:value-type="string">
            <text:p>日周月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规模</text:p>
          </table:table-cell>
          <table:table-cell table:style-name="ce8" office:value-type="string" calcext:value-type="string">
            <text:p>已立项合同规模</text:p>
          </table:table-cell>
          <table:table-cell table:style-name="ce8" office:value-type="string" calcext:value-type="string">
            <text:p>预立项合同规模</text:p>
          </table:table-cell>
          <table:table-cell table:style-name="ce8" office:value-type="string" calcext:value-type="string">
            <text:p>已完工规模</text:p>
          </table:table-cell>
          <table:table-cell table:style-name="ce8" office:value-type="string" calcext:value-type="string">
            <text:p>未完工规模</text:p>
          </table:table-cell>
          <table:table-cell table:style-name="ce12" table:number-columns-repeated="1018"/>
        </table:table-row>
        <table:table-row table:style-name="ro3">
          <table:table-cell table:style-name="ce6" office:value-type="string" calcext:value-type="string">
            <text:p>湛江项目组</text:p>
          </table:table-cell>
          <table:table-cell table:style-name="ce6" office:value-type="currency" office:currency="EUR" office:value="356" calcext:value-type="currency">
            <text:p>€356.00 </text:p>
          </table:table-cell>
          <table:table-cell table:style-name="ce6" office:value-type="currency" office:currency="EUR" office:value="213" calcext:value-type="currency">
            <text:p>€213.00 </text:p>
          </table:table-cell>
          <table:table-cell table:style-name="ce6" office:value-type="currency" office:currency="EUR" office:value="90" calcext:value-type="currency">
            <text:p>€90.00 </text:p>
          </table:table-cell>
          <table:table-cell table:style-name="ce6" office:value-type="currency" office:currency="EUR" office:value="224" calcext:value-type="currency">
            <text:p>€224.00 </text:p>
          </table:table-cell>
          <table:table-cell table:style-name="ce6" table:formula="of:=[.B3]-[.E3]" office:value-type="currency" office:currency="EUR" office:value="132" calcext:value-type="currency">
            <text:p>€132.00 </text:p>
          </table:table-cell>
          <table:table-cell table:style-name="ce10" table:number-columns-repeated="1018"/>
        </table:table-row>
        <table:table-row table:style-name="ro3">
          <table:table-cell table:style-name="ce3" office:value-type="string" calcext:value-type="string">
            <text:p>佛山工程督导项目组2</text:p>
          </table:table-cell>
          <table:table-cell table:style-name="ce3" office:value-type="currency" office:currency="EUR" office:value="352" calcext:value-type="currency">
            <text:p>€352.00 </text:p>
          </table:table-cell>
          <table:table-cell table:style-name="ce3" office:value-type="currency" office:currency="EUR" office:value="160" calcext:value-type="currency">
            <text:p>€160.00 </text:p>
          </table:table-cell>
          <table:table-cell table:style-name="ce3" office:value-type="currency" office:currency="EUR" office:value="102" calcext:value-type="currency">
            <text:p>€102.00 </text:p>
          </table:table-cell>
          <table:table-cell table:style-name="ce3" office:value-type="currency" office:currency="EUR" office:value="214" calcext:value-type="currency">
            <text:p>€214.00 </text:p>
          </table:table-cell>
          <table:table-cell table:style-name="ce6" table:formula="of:=[.B4]-[.E4]" office:value-type="currency" office:currency="EUR" office:value="138" calcext:value-type="currency">
            <text:p>€138.00 </text:p>
          </table:table-cell>
          <table:table-cell table:style-name="ce4" table:number-columns-repeated="1018"/>
        </table:table-row>
        <table:table-row table:style-name="ro3">
          <table:table-cell table:style-name="ce3" office:value-type="string" calcext:value-type="string">
            <text:p>佛山工程督导项目组1</text:p>
          </table:table-cell>
          <table:table-cell table:style-name="ce3" office:value-type="currency" office:currency="EUR" office:value="535" calcext:value-type="currency">
            <text:p>€535.00 </text:p>
          </table:table-cell>
          <table:table-cell table:style-name="ce3" office:value-type="currency" office:currency="EUR" office:value="123" calcext:value-type="currency">
            <text:p>€123.00 </text:p>
          </table:table-cell>
          <table:table-cell table:style-name="ce3" office:value-type="currency" office:currency="EUR" office:value="345" calcext:value-type="currency">
            <text:p>€345.00 </text:p>
          </table:table-cell>
          <table:table-cell table:style-name="ce3" office:value-type="currency" office:currency="EUR" office:value="242" calcext:value-type="currency">
            <text:p>€242.00 </text:p>
          </table:table-cell>
          <table:table-cell table:style-name="ce6" table:formula="of:=[.B5]-[.E5]" office:value-type="currency" office:currency="EUR" office:value="293" calcext:value-type="currency">
            <text:p>€293.00 </text:p>
          </table:table-cell>
          <table:table-cell table:style-name="ce4" table:number-columns-repeated="1018"/>
        </table:table-row>
        <table:table-row table:style-name="ro3" table:number-rows-repeated="3">
          <table:table-cell table:number-columns-repeated="5"/>
          <table:table-cell table:style-name="ce10"/>
          <table:table-cell table:number-columns-repeated="1018"/>
        </table:table-row>
        <table:table-row table:style-name="ro3">
          <table:table-cell>
            <draw:frame table:end-cell-address="图表.E23" table:end-x="70.72pt" table:end-y="7.48pt" draw:z-index="0" draw:name="图表 1" draw:style-name="gr1" draw:text-style-name="P1" svg:width="422.22pt" svg:height="216.03pt" svg:x="70.75pt" svg:y="1.5pt">
              <loext:p draw:notify-on-update-of-ranges="图表.A3:图表.A5 图表.B2:图表.B2 图表.B3:图表.B5 图表.C2:图表.C2 图表.C3:图表.C5 图表.D2:图表.D2 图表.D3:图表.D5 图表.E2:图表.E2 图表.E3:图表.E5 图表.F2:图表.F2 图表.F3:图表.F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 table:number-rows-repeated="16">
          <table:table-cell table:number-columns-repeated="5"/>
          <table:table-cell table:style-name="ce10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7" table:number-rows-spanned="1">
            <text:p>项目实施进度管理金额情况日汇总</text:p>
          </table:table-cell>
          <table:covered-table-cell table:number-columns-repeated="6" table:style-name="ce1"/>
          <table:table-cell table:number-columns-repeated="1017"/>
        </table:table-row>
        <table:table-row table:style-name="ro6">
          <table:table-cell table:style-name="ce2" office:value-type="string" calcext:value-type="string">
            <text:p>所属项目组</text:p>
          </table:table-cell>
          <table:table-cell table:style-name="ce2" office:value-type="string" calcext:value-type="string">
            <text:p>项目总金额</text:p>
          </table:table-cell>
          <table:table-cell table:style-name="ce8" office:value-type="string" calcext:value-type="string">
            <text:p>新增合同金额</text:p>
          </table:table-cell>
          <table:table-cell table:style-name="ce8" office:value-type="string" calcext:value-type="string">
            <text:p>已立项合同金额</text:p>
          </table:table-cell>
          <table:table-cell table:style-name="ce8" office:value-type="string" calcext:value-type="string">
            <text:p>预立项合同金额</text:p>
          </table:table-cell>
          <table:table-cell table:style-name="ce8" office:value-type="string" calcext:value-type="string">
            <text:p>已完工金额</text:p>
          </table:table-cell>
          <table:table-cell table:style-name="ce8" office:value-type="string" calcext:value-type="string">
            <text:p>未完工金额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湛江项目组</text:p>
          </table:table-cell>
          <table:table-cell table:style-name="ce6" office:value-type="currency" office:currency="EUR" office:value="353" calcext:value-type="currency">
            <text:p>€353.00 </text:p>
          </table:table-cell>
          <table:table-cell table:style-name="ce6" office:value-type="currency" office:currency="EUR" office:value="125" calcext:value-type="currency">
            <text:p>€125.00 </text:p>
          </table:table-cell>
          <table:table-cell table:style-name="ce6" office:value-type="currency" office:currency="EUR" office:value="255" calcext:value-type="currency">
            <text:p>€255.00 </text:p>
          </table:table-cell>
          <table:table-cell table:style-name="ce6" office:value-type="currency" office:currency="EUR" office:value="134" calcext:value-type="currency">
            <text:p>€134.00 </text:p>
          </table:table-cell>
          <table:table-cell table:style-name="ce6" office:value-type="currency" office:currency="EUR" office:value="242" calcext:value-type="currency">
            <text:p>€242.00 </text:p>
          </table:table-cell>
          <table:table-cell table:style-name="ce6" table:formula="of:=[.B29]-[.F29]" office:value-type="currency" office:currency="EUR" office:value="111" calcext:value-type="currency">
            <text:p>€111.00 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佛山工程督导项目组2</text:p>
          </table:table-cell>
          <table:table-cell table:style-name="ce3" office:value-type="currency" office:currency="EUR" office:value="363" calcext:value-type="currency">
            <text:p>€363.00 </text:p>
          </table:table-cell>
          <table:table-cell table:style-name="ce3" office:value-type="currency" office:currency="EUR" office:value="35" calcext:value-type="currency">
            <text:p>€35.00 </text:p>
          </table:table-cell>
          <table:table-cell table:style-name="ce3" office:value-type="currency" office:currency="EUR" office:value="213" calcext:value-type="currency">
            <text:p>€213.00 </text:p>
          </table:table-cell>
          <table:table-cell table:style-name="ce3" office:value-type="currency" office:currency="EUR" office:value="90" calcext:value-type="currency">
            <text:p>€90.00 </text:p>
          </table:table-cell>
          <table:table-cell table:style-name="ce3" office:value-type="currency" office:currency="EUR" office:value="131" calcext:value-type="currency">
            <text:p>€131.00 </text:p>
          </table:table-cell>
          <table:table-cell table:style-name="ce6" table:formula="of:=[.B30]-[.F30]" office:value-type="currency" office:currency="EUR" office:value="232" calcext:value-type="currency">
            <text:p>€232.00 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佛山工程督导项目组1</text:p>
          </table:table-cell>
          <table:table-cell table:style-name="ce3" office:value-type="currency" office:currency="EUR" office:value="122" calcext:value-type="currency">
            <text:p>€122.00 </text:p>
          </table:table-cell>
          <table:table-cell table:style-name="ce3" office:value-type="currency" office:currency="EUR" office:value="32" calcext:value-type="currency">
            <text:p>€32.00 </text:p>
          </table:table-cell>
          <table:table-cell table:style-name="ce3" office:value-type="currency" office:currency="EUR" office:value="122" calcext:value-type="currency">
            <text:p>€122.00 </text:p>
          </table:table-cell>
          <table:table-cell table:style-name="ce3" office:value-type="currency" office:currency="EUR" office:value="139" calcext:value-type="currency">
            <text:p>€139.00 </text:p>
          </table:table-cell>
          <table:table-cell table:style-name="ce3" office:value-type="currency" office:currency="EUR" office:value="80" calcext:value-type="currency">
            <text:p>€80.00 </text:p>
          </table:table-cell>
          <table:table-cell table:style-name="ce6" table:formula="of:=[.B31]-[.F31]" office:value-type="currency" office:currency="EUR" office:value="42" calcext:value-type="currency">
            <text:p>€42.00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图表.E50" table:end-x="55.73pt" table:end-y="9.72pt" draw:z-index="1" draw:name="图表 2" draw:style-name="gr1" draw:text-style-name="P1" svg:width="422.22pt" svg:height="215.91pt" svg:x="55.76pt" svg:y="9.86pt">
              <loext:p draw:notify-on-update-of-ranges="图表.A29:图表.A31 图表.B28:图表.B28 图表.B29:图表.B31 图表.C28:图表.C28 图表.C29:图表.C31 图表.D28:图表.D28 图表.D29:图表.D31 图表.E28:图表.E28 图表.E29:图表.E31 图表.F28:图表.F28 图表.F29:图表.F31 图表.G28:图表.G28 图表.G29:图表.G3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项目合同基本信息" table:style-name="ta3">
        <office:forms form:automatic-focus="false" form:apply-design-mode="false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18" table:number-columns-repeated="2" table:default-cell-style-name="ce23"/>
        <table:table-column table:style-name="co23" table:default-cell-style-name="ce23"/>
        <table:table-column table:style-name="co18" table:number-columns-repeated="4" table:default-cell-style-name="ce23"/>
        <table:table-column table:style-name="co24" table:default-cell-style-name="ce23"/>
        <table:table-column table:style-name="co18" table:number-columns-repeated="4" table:default-cell-style-name="ce23"/>
        <table:table-column table:style-name="co18" table:default-cell-style-name="ce29"/>
        <table:table-column table:style-name="co18" table:number-columns-repeated="17" table:default-cell-style-name="ce23"/>
        <table:table-column table:style-name="co25" table:default-cell-style-name="ce23"/>
        <table:table-column table:style-name="co18" table:default-cell-style-name="ce23"/>
        <table:table-column table:style-name="co25" table:default-cell-style-name="ce23"/>
        <table:table-column table:style-name="co18" table:number-columns-repeated="9" table:default-cell-style-name="ce23"/>
        <table:table-column table:style-name="co26" table:number-columns-repeated="2" table:default-cell-style-name="ce23"/>
        <table:table-column table:style-name="co18" table:default-cell-style-name="ce23"/>
        <table:table-column table:style-name="co26" table:default-cell-style-name="ce23"/>
        <table:table-column table:style-name="co18" table:number-columns-repeated="15" table:default-cell-style-name="ce23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18" table:number-columns-repeated="2" table:default-cell-style-name="ce29"/>
        <table:table-column table:style-name="co18" table:number-columns-repeated="953" table:default-cell-style-name="ce23"/>
        <table:table-column table:style-name="co18" table:default-cell-style-name="Default"/>
        <table:table-row table:style-name="ro7">
          <table:table-cell table:style-name="ce13" office:value-type="string" calcext:value-type="string">
            <text:p>列表</text:p>
          </table:table-cell>
          <table:table-cell office:value-type="string" calcext:value-type="string">
            <text:p>添加、编辑、冻结、解冻、导出、导入、搜索（所属项目组、地区）、部门权限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office:annotation draw:style-name="gr2" draw:text-style-name="P3" svg:width="89.23pt" svg:height="29.54pt" svg:x="95.24pt" svg:y="9.86pt" draw:caption-point-x="-11.54pt" draw:caption-point-y="16.41pt">
              <dc:date>2017-12-08T00:00:00</dc:date>
              <text:p text:style-name="P2"><text:span text:style-name="T1">Administrator:</text:span></text:p>
              <text:p text:style-name="P2"><text:span text:style-name="T2">外包</text:span><text:span text:style-name="T2">/</text:span><text:span text:style-name="T2">半外包</text:span><text:span text:style-name="T2">/</text:span><text:span text:style-name="T2">内包</text:span></text:p>
            </office:annotation>
            <text:p>测算分类</text:p>
          </table:table-cell>
          <table:table-cell table:style-name="ce14" office:value-type="string" calcext:value-type="string">
            <text:p>测算是否通过</text:p>
          </table:table-cell>
          <table:table-cell table:style-name="ce24" office:value-type="string" calcext:value-type="string">
            <text:p>签订时间</text:p>
          </table:table-cell>
          <table:table-cell table:style-name="ce25" office:value-type="string" calcext:value-type="string">
            <office:annotation draw:style-name="gr3" draw:text-style-name="P3" svg:width="158.26pt" svg:height="60.49pt" svg:x="767.4pt" svg:y="14.26pt" draw:caption-point-x="-11.54pt" draw:caption-point-y="12.02pt">
              <dc:date>2017-12-08T00:00:00</dc:date>
              <text:p text:style-name="P2"><text:span text:style-name="T1">Administrator:</text:span></text:p>
              <text:p text:style-name="P2"><text:span text:style-name="T2">发送给综合资源部</text:span><text:span text:style-name="T2">/</text:span><text:span text:style-name="T2">商务发展部</text:span><text:span text:style-name="T2">/</text:span><text:span text:style-name="T2">财务运营部</text:span><text:span text:style-name="T2">/</text:span><text:span text:style-name="T2">所属项目组的公邮以及项目经理</text:span></text:p>
            </office:annotation>
            <text:p>是否通报</text:p>
          </table:table-cell>
          <table:table-cell table:style-name="ce26" office:value-type="string" calcext:value-type="string">
            <text:p>地区</text:p>
          </table:table-cell>
          <table:table-cell table:style-name="ce26" office:value-type="string" calcext:value-type="string">
            <text:p>业务类型</text:p>
          </table:table-cell>
          <table:table-cell table:style-name="ce26" office:value-type="string" calcext:value-type="string">
            <text:p>业务方向科目</text:p>
          </table:table-cell>
          <table:table-cell table:style-name="ce26" office:value-type="string" calcext:value-type="string">
            <text:p>总包单位名称</text:p>
          </table:table-cell>
          <table:table-cell table:style-name="ce26" office:value-type="string" calcext:value-type="string">
            <text:p>分包单位名称</text:p>
          </table:table-cell>
          <table:table-cell table:style-name="ce27" office:value-type="string" calcext:value-type="string">
            <office:annotation draw:style-name="gr3" draw:text-style-name="P3" svg:width="141.76pt" svg:height="60.49pt" svg:x="1168.04pt" svg:y="14.26pt" draw:caption-point-x="-11.54pt" draw:caption-point-y="12.02pt">
              <dc:date>2017-12-08T00:00:00</dc:date>
              <text:p text:style-name="P2"><text:span text:style-name="T1">Administrator:</text:span></text:p>
              <text:p text:style-name="P2"><text:span text:style-name="T2">问题：有些派工是跟其他公司一起做的</text:span></text:p>
            </office:annotation>
            <text:p>是否有共同分包单位</text:p>
          </table:table-cell>
          <table:table-cell table:style-name="ce27" office:value-type="string" calcext:value-type="string">
            <text:p>共同分包单位名称</text:p>
          </table:table-cell>
          <table:table-cell table:style-name="ce27" office:value-type="string" calcext:value-type="string">
            <text:p>派工归属清理是否完成</text:p>
          </table:table-cell>
          <table:table-cell table:style-name="ce26" office:value-type="string" calcext:value-type="string">
            <text:p>客户名称</text:p>
          </table:table-cell>
          <table:table-cell table:style-name="ce26" office:value-type="string" calcext:value-type="string">
            <text:p>所属项目组</text:p>
          </table:table-cell>
          <table:table-cell table:style-name="ce26" office:value-type="string" calcext:value-type="string">
            <text:p>营运商</text:p>
          </table:table-cell>
          <table:table-cell table:style-name="ce26" office:value-type="string" calcext:value-type="string">
            <text:p>类型</text:p>
          </table:table-cell>
          <table:table-cell table:style-name="ce30" office:value-type="string" calcext:value-type="string">
            <text:p>专业/工期</text:p>
          </table:table-cell>
          <table:table-cell table:style-name="ce26" office:value-type="string" calcext:value-type="string">
            <text:p>是否有合同派工</text:p>
          </table:table-cell>
          <table:table-cell table:style-name="ce26" office:value-type="string" calcext:value-type="string">
            <office:annotation draw:style-name="gr4" draw:text-style-name="P3" svg:width="70.5pt" svg:height="70.98pt" svg:x="1759.04pt" svg:y="14.26pt" draw:caption-point-x="-11.54pt" draw:caption-point-y="12.02pt">
              <dc:date>2017-12-08T00:00:00</dc:date>
              <text:p text:style-name="P2"><text:span text:style-name="T1">35188:</text:span></text:p>
              <text:p text:style-name="P2"><text:span text:style-name="T2">从客户市场信息转到正式合同</text:span></text:p>
            </office:annotation>
            <text:p>市场编号</text:p>
          </table:table-cell>
          <table:table-cell table:style-name="ce26" office:value-type="string" calcext:value-type="string">
            <text:p>内部项目编号</text:p>
          </table:table-cell>
          <table:table-cell table:style-name="ce32" office:value-type="string" calcext:value-type="string">
            <text:p>内部合同编号</text:p>
          </table:table-cell>
          <table:table-cell table:style-name="ce26" office:value-type="string" calcext:value-type="string">
            <text:p>是否有合同立项</text:p>
          </table:table-cell>
          <table:table-cell table:style-name="ce26" office:value-type="string" calcext:value-type="string">
            <text:p>销售合同编号</text:p>
          </table:table-cell>
          <table:table-cell table:style-name="ce26" office:value-type="string" calcext:value-type="string">
            <text:p>单次合同编号</text:p>
          </table:table-cell>
          <table:table-cell table:style-name="ce26" office:value-type="string" calcext:value-type="string">
            <text:p>单次合同名称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规模数量</text:p>
          </table:table-cell>
          <table:table-cell table:style-name="ce27" office:value-type="string" calcext:value-type="string">
            <text:p>合同规模数量</text:p>
          </table:table-cell>
          <table:table-cell table:style-name="ce27" office:value-type="string" calcext:value-type="string">
            <office:annotation draw:style-name="gr3" draw:text-style-name="P3" svg:width="155.99pt" svg:height="60.49pt" svg:x="2515.04pt" svg:y="14.26pt" draw:caption-point-x="-11.54pt" draw:caption-point-y="12.02pt">
              <dc:date>2017-12-08T00:00:00</dc:date>
              <text:p text:style-name="P2"><text:span text:style-name="T1">Administrator:</text:span></text:p>
              <text:p text:style-name="P2"><text:span text:style-name="T2">可以提醒业务模块客户模块差异，看是否找客户确定规模数</text:span></text:p>
            </office:annotation>
            <text:p>合同规模数是否有差异</text:p>
          </table:table-cell>
          <table:table-cell table:style-name="ce27" office:value-type="string" calcext:value-type="string">
            <text:p>是否解决差异问题</text:p>
          </table:table-cell>
          <table:table-cell table:style-name="ce34" office:value-type="string" calcext:value-type="string">
            <text:p>派工金额</text:p>
          </table:table-cell>
          <table:table-cell table:style-name="ce26" office:value-type="string" calcext:value-type="string">
            <text:p>立项金额</text:p>
          </table:table-cell>
          <table:table-cell table:style-name="ce26" office:value-type="string" calcext:value-type="string">
            <text:p>预估金额</text:p>
          </table:table-cell>
          <table:table-cell table:style-name="ce35" office:value-type="string" calcext:value-type="string">
            <text:p>预估转正完成金额</text:p>
          </table:table-cell>
          <table:table-cell table:style-name="ce26" office:value-type="string" calcext:value-type="string">
            <text:p>预估转正进行金额</text:p>
          </table:table-cell>
          <table:table-cell table:style-name="ce26" office:value-type="string" calcext:value-type="string">
            <text:p>预估市场亏损金额</text:p>
          </table:table-cell>
          <table:table-cell table:style-name="ce26" office:value-type="string" calcext:value-type="string">
            <text:p>预估确认担保人</text:p>
          </table:table-cell>
          <table:table-cell table:style-name="ce27" office:value-type="string" calcext:value-type="string">
            <text:p>项目经理意见</text:p>
          </table:table-cell>
          <table:table-cell table:style-name="ce27" office:value-type="string" calcext:value-type="string">
            <text:p>规划模块分析意见</text:p>
          </table:table-cell>
          <table:table-cell table:style-name="ce27" office:value-type="string" calcext:value-type="string">
            <text:p>预算模块分析意见</text:p>
          </table:table-cell>
          <table:table-cell table:style-name="ce26" office:value-type="string" calcext:value-type="string">
            <text:p>是否分批结算</text:p>
          </table:table-cell>
          <table:table-cell table:style-name="ce26" office:value-type="string" calcext:value-type="string">
            <text:p>分批结算金额</text:p>
          </table:table-cell>
          <table:table-cell table:style-name="ce27" office:value-type="string" calcext:value-type="string">
            <text:p>合同持续时长</text:p>
          </table:table-cell>
          <table:table-cell table:style-name="ce27" office:value-type="string" calcext:value-type="string">
            <text:p>是否为持续</text:p>
          </table:table-cell>
          <table:table-cell table:style-name="ce26" office:value-type="string" calcext:value-type="string">
            <text:p>预估开工时间</text:p>
          </table:table-cell>
          <table:table-cell table:style-name="ce24" office:value-type="string" calcext:value-type="string">
            <text:p>实际开工日期</text:p>
          </table:table-cell>
          <table:table-cell table:style-name="ce24" office:value-type="string" calcext:value-type="string">
            <text:p>实际完工日期</text:p>
          </table:table-cell>
          <table:table-cell table:style-name="ce24" office:value-type="string" calcext:value-type="string">
            <text:p>预计完工时间</text:p>
          </table:table-cell>
          <table:table-cell table:style-name="ce24" office:value-type="string" calcext:value-type="string">
            <text:p>未进场</text:p>
          </table:table-cell>
          <table:table-cell table:style-name="ce24" office:value-type="string" calcext:value-type="string">
            <text:p>进场</text:p>
          </table:table-cell>
          <table:table-cell table:style-name="ce24" office:value-type="string" calcext:value-type="string">
            <text:p>停工</text:p>
          </table:table-cell>
          <table:table-cell table:style-name="ce24" office:value-type="string" calcext:value-type="string">
            <text:p>进行</text:p>
          </table:table-cell>
          <table:table-cell table:style-name="ce26" office:value-type="string" calcext:value-type="string">
            <text:p>完工</text:p>
          </table:table-cell>
          <table:table-cell table:style-name="ce26" office:value-type="string" calcext:value-type="string">
            <text:p>到货</text:p>
          </table:table-cell>
          <table:table-cell table:style-name="ce26" office:value-type="string" calcext:value-type="string">
            <text:p>初验</text:p>
          </table:table-cell>
          <table:table-cell table:style-name="ce26" office:value-type="string" calcext:value-type="string">
            <text:p>终验</text:p>
          </table:table-cell>
          <table:table-cell table:style-name="ce26" office:value-type="string" calcext:value-type="string">
            <text:p>是否正在走结算流程</text:p>
          </table:table-cell>
          <table:table-cell table:style-name="ce26" office:value-type="string" calcext:value-type="string">
            <text:p>是否到账</text:p>
          </table:table-cell>
          <table:table-cell table:style-name="ce26" office:value-type="string" calcext:value-type="string">
            <text:p>是否闭单</text:p>
          </table:table-cell>
          <table:table-cell table:style-name="ce26" office:value-type="string" calcext:value-type="string">
            <text:p>合作方式</text:p>
          </table:table-cell>
          <table:table-cell table:style-name="ce26" office:value-type="string" calcext:value-type="string">
            <text:p>合同外部项目名称</text:p>
          </table:table-cell>
          <table:table-cell table:style-name="ce26" office:value-type="string" calcext:value-type="string">
            <text:p>内部项目名称</text:p>
          </table:table-cell>
          <table:table-cell table:style-name="ce26" office:value-type="string" calcext:value-type="string">
            <text:p>项目负责人</text:p>
          </table:table-cell>
          <table:table-cell table:style-name="ce30" office:value-type="string" calcext:value-type="string">
            <text:p>计划商务总结开始时间</text:p>
          </table:table-cell>
          <table:table-cell table:style-name="ce30" office:value-type="string" calcext:value-type="string">
            <text:p>计划商务总结完成时间</text:p>
          </table:table-cell>
          <table:table-cell table:style-name="ce30" office:value-type="string" calcext:value-type="string">
            <text:p>实际商务总结完成时间</text:p>
          </table:table-cell>
          <table:table-cell table:style-name="ce30" office:value-type="string" calcext:value-type="string">
            <text:p>是否总结完成</text:p>
          </table:table-cell>
          <table:table-cell table:style-name="ce30" office:value-type="string" calcext:value-type="string">
            <text:p>状态</text:p>
          </table:table-cell>
          <table:table-cell table:style-name="ce39" table:number-columns-repeated="953"/>
          <table:table-cell/>
        </table:table-row>
        <table:table-row table:style-name="ro9">
          <table:table-cell table:style-name="ce15" table:number-columns-repeated="2"/>
          <table:table-cell table:style-name="ce24" office:value-type="date" office:date-value="2017-07-01" calcext:value-type="date">
            <text:p>2017/7/1</text:p>
          </table:table-cell>
          <table:table-cell table:style-name="ce24"/>
          <table:table-cell table:style-name="ce26" office:value-type="string" calcext:value-type="string">
            <text:p>佛山</text:p>
          </table:table-cell>
          <table:table-cell table:style-name="ce26" office:value-type="string" calcext:value-type="string">
            <text:p>通信</text:p>
          </table:table-cell>
          <table:table-cell table:style-name="ce26" office:value-type="string" calcext:value-type="string">
            <text:p>工程督导</text:p>
          </table:table-cell>
          <table:table-cell table:style-name="ce26" office:value-type="string" calcext:value-type="string">
            <text:p>中邮建</text:p>
          </table:table-cell>
          <table:table-cell table:style-name="ce26" office:value-type="string" calcext:value-type="string">
            <text:p>北京艾佳</text:p>
          </table:table-cell>
          <table:table-cell table:style-name="ce26" table:number-columns-repeated="3"/>
          <table:table-cell table:style-name="ce26" office:value-type="string" calcext:value-type="string">
            <text:p>王海飞</text:p>
          </table:table-cell>
          <table:table-cell table:style-name="ce28" office:value-type="string" calcext:value-type="string">
            <text:p>佛山工程督导项目组1</text:p>
          </table:table-cell>
          <table:table-cell table:style-name="ce26" office:value-type="string" calcext:value-type="string">
            <text:p>移动</text:p>
          </table:table-cell>
          <table:table-cell table:style-name="ce26" office:value-type="string" calcext:value-type="string">
            <text:p>有线</text:p>
          </table:table-cell>
          <table:table-cell table:style-name="ce30" office:value-type="string" calcext:value-type="string">
            <text:p>数通</text:p>
          </table:table-cell>
          <table:table-cell table:style-name="ce26" office:value-type="string" calcext:value-type="string">
            <text:p>未派工</text:p>
          </table:table-cell>
          <table:table-cell table:style-name="ce26"/>
          <table:table-cell table:style-name="ce31" office:value-type="string" calcext:value-type="string">
            <text:p>W-FSZYJ20170623-1</text:p>
          </table:table-cell>
          <table:table-cell table:style-name="ce32" office:value-type="string" calcext:value-type="string">
            <text:p>W-FSZYJ20170623-1-001</text:p>
          </table:table-cell>
          <table:table-cell table:style-name="ce26" office:value-type="string" calcext:value-type="string">
            <text:p>预立项</text:p>
          </table:table-cell>
          <table:table-cell table:style-name="ce26" office:value-type="string" calcext:value-type="string">
            <text:p>S3GZ2017050518ESSL</text:p>
          </table:table-cell>
          <table:table-cell table:style-name="ce26"/>
          <table:table-cell table:style-name="ce26" office:value-type="string" calcext:value-type="string">
            <text:p>广东移动0TT项目借货（新建9900及M6000-S扩容），借货设备为： 20套9900数据中心交换机，以及现网10个站点的M6000-S板卡扩容。项目亏损，已通过公司三级决策，详见三级决策附件</text:p>
          </table:table-cell>
          <table:table-cell table:style-name="ce26"/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float" office:value="40" calcext:value-type="float">
            <text:p>40</text:p>
          </table:table-cell>
          <table:table-cell table:style-name="ce26" table:number-columns-repeated="5"/>
          <table:table-cell table:style-name="ce26" office:value-type="float" office:value="15914.4" calcext:value-type="float">
            <text:p>15914.4</text:p>
          </table:table-cell>
          <table:table-cell table:style-name="ce35"/>
          <table:table-cell table:style-name="ce26" office:value-type="float" office:value="15914.4" calcext:value-type="float">
            <text:p>15914.4</text:p>
          </table:table-cell>
          <table:table-cell table:style-name="ce34"/>
          <table:table-cell table:style-name="ce26" table:number-columns-repeated="8"/>
          <table:table-cell table:style-name="ce24" office:value-type="date" office:date-value="2017-09-15" calcext:value-type="date">
            <text:p>2017/9/15</text:p>
          </table:table-cell>
          <table:table-cell table:style-name="ce26"/>
          <table:table-cell table:style-name="ce24"/>
          <table:table-cell table:style-name="ce24" office:value-type="date" office:date-value="2017-12-01" calcext:value-type="date">
            <text:p>2017/12/1</text:p>
          </table:table-cell>
          <table:table-cell table:style-name="ce24" table:number-columns-repeated="4"/>
          <table:table-cell table:style-name="ce26" office:value-type="string" calcext:value-type="string">
            <text:p>否</text:p>
          </table:table-cell>
          <table:table-cell table:style-name="ce26" table:number-columns-repeated="6"/>
          <table:table-cell table:style-name="ce26" office:value-type="string" calcext:value-type="string">
            <text:p>背靠背</text:p>
          </table:table-cell>
          <table:table-cell table:style-name="ce26" office:value-type="string" calcext:value-type="string">
            <text:p>佛山工程督导项目</text:p>
          </table:table-cell>
          <table:table-cell table:style-name="ce26" office:value-type="string" calcext:value-type="string">
            <text:p>佛山—有线--督导--数通--预估</text:p>
          </table:table-cell>
          <table:table-cell table:style-name="ce26" office:value-type="string" calcext:value-type="string">
            <text:p>袁卫东</text:p>
          </table:table-cell>
          <table:table-cell table:style-name="ce37" table:number-columns-repeated="4"/>
          <table:table-cell table:style-name="ce38" office:value-type="string" calcext:value-type="string">
            <text:p>总结中</text:p>
          </table:table-cell>
          <table:table-cell table:number-columns-repeated="954"/>
        </table:table-row>
        <table:table-row table:style-name="ro10">
          <table:table-cell table:style-name="ce15" table:number-columns-repeated="2"/>
          <table:table-cell table:style-name="ce24" office:value-type="date" office:date-value="2017-07-03" calcext:value-type="date">
            <text:p>2017/7/3</text:p>
          </table:table-cell>
          <table:table-cell table:style-name="ce24"/>
          <table:table-cell table:style-name="ce26" office:value-type="string" calcext:value-type="string">
            <text:p>佛山</text:p>
          </table:table-cell>
          <table:table-cell table:style-name="ce26" office:value-type="string" calcext:value-type="string">
            <text:p>通信</text:p>
          </table:table-cell>
          <table:table-cell table:style-name="ce26" office:value-type="string" calcext:value-type="string">
            <text:p>工程督导</text:p>
          </table:table-cell>
          <table:table-cell table:style-name="ce26" office:value-type="string" calcext:value-type="string">
            <text:p>中邮建</text:p>
          </table:table-cell>
          <table:table-cell table:style-name="ce26" office:value-type="string" calcext:value-type="string">
            <text:p>北京艾佳</text:p>
          </table:table-cell>
          <table:table-cell table:style-name="ce26" table:number-columns-repeated="3"/>
          <table:table-cell table:style-name="ce26" office:value-type="string" calcext:value-type="string">
            <text:p>王海飞</text:p>
          </table:table-cell>
          <table:table-cell table:style-name="ce28" office:value-type="string" calcext:value-type="string">
            <text:p>佛山工程督导项目组1</text:p>
          </table:table-cell>
          <table:table-cell table:style-name="ce26" office:value-type="string" calcext:value-type="string">
            <text:p>电信</text:p>
          </table:table-cell>
          <table:table-cell table:style-name="ce26" office:value-type="string" calcext:value-type="string">
            <text:p>有线 </text:p>
          </table:table-cell>
          <table:table-cell table:style-name="ce30" office:value-type="string" calcext:value-type="string">
            <text:p>数通</text:p>
          </table:table-cell>
          <table:table-cell table:style-name="ce26" office:value-type="string" calcext:value-type="string">
            <text:p>不派工</text:p>
          </table:table-cell>
          <table:table-cell table:style-name="ce26"/>
          <table:table-cell table:style-name="ce31" office:value-type="string" calcext:value-type="string">
            <text:p>S-FSZYJ20170623-1</text:p>
          </table:table-cell>
          <table:table-cell table:style-name="ce32" office:value-type="string" calcext:value-type="string">
            <text:p>S-FSZYJ20170623-1-001</text:p>
          </table:table-cell>
          <table:table-cell table:style-name="ce26" office:value-type="string" calcext:value-type="string">
            <text:p>不立项</text:p>
          </table:table-cell>
          <table:table-cell table:style-name="ce26" office:value-type="string" calcext:value-type="string">
            <text:p>S3DX2016111101ESSF-GZP1</text:p>
          </table:table-cell>
          <table:table-cell table:style-name="ce26"/>
          <table:table-cell table:style-name="ce26" office:value-type="string" calcext:value-type="string">
            <text:p>佛山电信顺德区分公司客响部2016年系统集成维护材料申购-8908E板件</text:p>
          </table:table-cell>
          <table:table-cell table:style-name="ce26"/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string" calcext:value-type="string">
            <text:p>市场费用亏损</text:p>
          </table:table-cell>
          <table:table-cell table:style-name="ce26" table:number-columns-repeated="2"/>
          <table:table-cell table:style-name="ce35"/>
          <table:table-cell table:style-name="Default"/>
          <table:table-cell table:style-name="ce26" office:value-type="string" calcext:value-type="string">
            <text:p>市场费用亏损</text:p>
          </table:table-cell>
          <table:table-cell table:style-name="ce26" table:number-columns-repeated="9"/>
          <table:table-cell table:style-name="ce24" table:number-columns-repeated="7"/>
          <table:table-cell table:style-name="ce26" office:value-type="string" calcext:value-type="string">
            <text:p>否</text:p>
          </table:table-cell>
          <table:table-cell table:style-name="ce26" table:number-columns-repeated="2"/>
          <table:table-cell table:style-name="ce26" office:value-type="string" calcext:value-type="string">
            <text:p>完成</text:p>
          </table:table-cell>
          <table:table-cell table:style-name="ce26" table:number-columns-repeated="3"/>
          <table:table-cell table:style-name="ce26" office:value-type="string" calcext:value-type="string">
            <text:p>背靠背</text:p>
          </table:table-cell>
          <table:table-cell table:style-name="ce26" office:value-type="string" calcext:value-type="string">
            <text:p>佛山工程督导项目</text:p>
          </table:table-cell>
          <table:table-cell table:style-name="ce26" office:value-type="string" calcext:value-type="string">
            <text:p>佛山--有线--督导--数通--市场</text:p>
          </table:table-cell>
          <table:table-cell table:style-name="ce26" office:value-type="string" calcext:value-type="string">
            <text:p>袁卫东</text:p>
          </table:table-cell>
          <table:table-cell table:style-name="ce37" table:number-columns-repeated="4"/>
          <table:table-cell table:style-name="ce38" office:value-type="string" calcext:value-type="string">
            <text:p>未总结</text:p>
          </table:table-cell>
          <table:table-cell table:number-columns-repeated="954"/>
        </table:table-row>
        <table:table-row table:style-name="ro11">
          <table:table-cell table:style-name="ce15" table:number-columns-repeated="2"/>
          <table:table-cell table:style-name="ce24" office:value-type="date" office:date-value="2017-06-30" calcext:value-type="date">
            <text:p>2017/6/30</text:p>
          </table:table-cell>
          <table:table-cell table:style-name="ce24"/>
          <table:table-cell table:style-name="ce26" office:value-type="string" calcext:value-type="string">
            <text:p>佛山</text:p>
          </table:table-cell>
          <table:table-cell table:style-name="ce26" office:value-type="string" calcext:value-type="string">
            <text:p>通信</text:p>
          </table:table-cell>
          <table:table-cell table:style-name="ce26" office:value-type="string" calcext:value-type="string">
            <text:p>工程督导</text:p>
          </table:table-cell>
          <table:table-cell table:style-name="ce26" office:value-type="string" calcext:value-type="string">
            <text:p>中邮建</text:p>
          </table:table-cell>
          <table:table-cell table:style-name="ce26" office:value-type="string" calcext:value-type="string">
            <text:p>北京艾佳</text:p>
          </table:table-cell>
          <table:table-cell table:style-name="ce26" table:number-columns-repeated="3"/>
          <table:table-cell table:style-name="ce26" office:value-type="string" calcext:value-type="string">
            <text:p>王海飞</text:p>
          </table:table-cell>
          <table:table-cell table:style-name="ce28" office:value-type="string" calcext:value-type="string">
            <text:p>佛山工程督导项目组2</text:p>
          </table:table-cell>
          <table:table-cell table:style-name="ce26" office:value-type="string" calcext:value-type="string">
            <text:p>移动</text:p>
          </table:table-cell>
          <table:table-cell table:style-name="ce26" office:value-type="string" calcext:value-type="string">
            <text:p>无线</text:p>
          </table:table-cell>
          <table:table-cell table:style-name="ce30" office:value-type="string" calcext:value-type="string">
            <text:p>四期</text:p>
          </table:table-cell>
          <table:table-cell table:style-name="ce26" office:value-type="string" calcext:value-type="string">
            <text:p>不派工</text:p>
          </table:table-cell>
          <table:table-cell table:style-name="ce26"/>
          <table:table-cell table:style-name="ce31" office:value-type="string" calcext:value-type="string">
            <text:p>W-FSZYJ20170623-10</text:p>
          </table:table-cell>
          <table:table-cell table:style-name="ce32" office:value-type="string" calcext:value-type="string">
            <text:p>W-FSZYJ20170623-10-001</text:p>
          </table:table-cell>
          <table:table-cell table:style-name="ce26" office:value-type="string" calcext:value-type="string">
            <text:p>不立项</text:p>
          </table:table-cell>
          <table:table-cell table:style-name="ce26" office:value-type="string" calcext:value-type="string">
            <text:p>S3GZ2016032501TDLLD</text:p>
          </table:table-cell>
          <table:table-cell table:style-name="ce26" table:number-columns-repeated="5"/>
          <table:table-cell table:style-name="ce33"/>
          <table:table-cell table:style-name="ce26" table:number-columns-repeated="3"/>
          <table:table-cell table:style-name="ce26" office:value-type="string" calcext:value-type="string">
            <text:p>市场费用亏损</text:p>
          </table:table-cell>
          <table:table-cell table:style-name="ce26" table:number-columns-repeated="2"/>
          <table:table-cell table:style-name="ce35"/>
          <table:table-cell table:style-name="ce26"/>
          <table:table-cell table:style-name="ce34" office:value-type="string" calcext:value-type="string">
            <text:p>市场费用亏损</text:p>
          </table:table-cell>
          <table:table-cell table:style-name="ce26" table:number-columns-repeated="8"/>
          <table:table-cell table:number-columns-repeated="2" table:style-name="ce36" office:value-type="date" office:date-value="2017-07-31" calcext:value-type="date">
            <text:p>7/31/2017</text:p>
          </table:table-cell>
          <table:table-cell table:style-name="ce24" table:number-columns-repeated="6"/>
          <table:table-cell table:style-name="ce26" office:value-type="string" calcext:value-type="string">
            <text:p>否</text:p>
          </table:table-cell>
          <table:table-cell table:style-name="ce26" table:number-columns-repeated="6"/>
          <table:table-cell table:style-name="ce26" office:value-type="string" calcext:value-type="string">
            <text:p>背靠背</text:p>
          </table:table-cell>
          <table:table-cell table:style-name="ce26" office:value-type="string" calcext:value-type="string">
            <text:p>佛山工程督导项目</text:p>
          </table:table-cell>
          <table:table-cell table:style-name="ce26"/>
          <table:table-cell table:style-name="ce26" office:value-type="string" calcext:value-type="string">
            <text:p>蔡东杰</text:p>
          </table:table-cell>
          <table:table-cell table:style-name="ce37" table:number-columns-repeated="4"/>
          <table:table-cell table:style-name="ce38" office:value-type="string" calcext:value-type="string">
            <text:p>总结完成</text:p>
          </table:table-cell>
          <table:table-cell table:number-columns-repeated="954"/>
        </table:table-row>
        <table:table-row table:style-name="ro12">
          <table:table-cell table:style-name="ce16" office:value-type="string" calcext:value-type="string">
            <text:p>文本（商务模块）</text:p>
          </table:table-cell>
          <table:table-cell table:number-columns-repeated="2"/>
          <table:table-cell office:value-type="string" calcext:value-type="string">
            <text:p>是/否</text:p>
          </table:table-cell>
          <table:table-cell table:number-columns-repeated="1020"/>
        </table:table-row>
        <table:table-row table:style-name="ro13">
          <table:table-cell table:style-name="ce17" office:value-type="string" calcext:value-type="string">
            <text:p>字段名称_1:测算分类 <text:s text:c="6"/>标签类型：下拉框(外包/半外包/内包) 不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2:测算是否通过 <text:s text:c="3"/>标签类型：下拉框(是/否) 不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3:签订时间 <text:s text:c="7"/>标签类型：日期框(yyyy-MM-dd)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6:地区 <text:s text:c="10"/>标签类型：手填下拉框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7:业务类型 <text:s text:c="7"/>标签类型：文本框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8:业务方向科目 <text:s text:c="4"/>标签类型：文本框 必填</text:p>
          </table:table-cell>
          <table:table-cell table:number-columns-repeated="1023"/>
        </table:table-row>
        <table:table-row table:style-name="ro12">
          <table:table-cell table:style-name="ce19" office:value-type="string" calcext:value-type="string">
            <text:p><text:span text:style-name="T3">字段名称_9:总包单位名称     </text:span><text:span text:style-name="T4">标签类型：文本框 必填</text:span>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0:分包单位名称 <text:s text:c="3"/>标签类型：文本框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1:是否有共同分包单位 <text:s text:c="2"/>标签类型：下拉框(是/否)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2:共同分包单位名称 <text:s text:c="5"/>标签类型：文本框 不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3:派工归属清理是否完成 <text:s text:c="2"/>标签类型：下拉框(是/否)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4:客户名称 <text:s text:c="7"/>标签类型：文本框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5:所属项目组 <text:s text:c="4"/>标签类型：手填下拉框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6:营运商 <text:s text:c="7"/>标签类型：文本框 必填</text:p>
          </table:table-cell>
          <table:table-cell table:number-columns-repeated="1023"/>
        </table:table-row>
        <table:table-row table:style-name="ro13">
          <table:table-cell table:style-name="ce18" office:value-type="string" calcext:value-type="string">
            <text:p><text:s text:c="4"/>字段名称_17:类型 <text:s text:c="10"/>标签类型：文本框 必填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5">字段名称</text:span><text:span text:style-name="T6">_18:</text:span><text:span text:style-name="T7">专业</text:span><text:span text:style-name="T6">/</text:span><text:span text:style-name="T8">工期              标签类型：文本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19: </text:span><text:span text:style-name="T11">是否有合同派工合同    标签类型：下拉框</text:span><text:span text:style-name="T10">(</text:span><text:span text:style-name="T12">是</text:span><text:span text:style-name="T13">/</text:span><text:span text:style-name="T14">否</text:span><text:span text:style-name="T10">) </text:span><text:span text:style-name="T15">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20:</text:span><text:span text:style-name="T18">市场编号              标签类型：文本框 必填</text:span></text:p>
          </table:table-cell>
          <table:table-cell table:number-columns-repeated="1023"/>
        </table:table-row>
        <table:table-row table:style-name="ro13">
          <table:table-cell table:style-name="ce21" office:value-type="string" calcext:value-type="string">
            <text:p>字段名称_21:<text:span text:style-name="T19">内部项目编号    标签类型：文本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22:</text:span><text:span text:style-name="T20">内部合同编号      标签类型：文本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21">字段名称_23:</text:span><text:span text:style-name="T22">是否有合同立项    标签类型：下拉框</text:span><text:span text:style-name="T23">(</text:span><text:span text:style-name="T24">预立项</text:span><text:span text:style-name="T23">/</text:span><text:span text:style-name="T25">立项</text:span><text:span text:style-name="T26">/</text:span><text:span text:style-name="T27">不立项</text:span><text:span text:style-name="T26">) </text:span><text:span text:style-name="T28">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24:</text:span><text:span text:style-name="T20">销售合同编号     标签类型：文本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25:单次合同编号  </text:span><text:span text:style-name="T20">标签类型：文本框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26:</text:span><text:span text:style-name="T18">单次合同名称        标签类型：文本框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5">字段名称</text:span><text:span text:style-name="T6">_27:</text:span><text:span text:style-name="T7">派工界面</text:span><text:span text:style-name="T6">A     </text:span><text:span text:style-name="T8">标签类型：文本框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28:</text:span><text:span text:style-name="T29">派工界面</text:span><text:span text:style-name="T26">B    </text:span><text:span text:style-name="T28">标签类型：文本框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29:</text:span><text:span text:style-name="T29">派工界面</text:span><text:span text:style-name="T26">C     </text:span><text:span text:style-name="T28">标签类型：文本框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30:规模数量      </text:span><text:span text:style-name="T20">标签类型：数值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31:合同规模数量    </text:span><text:span text:style-name="T20">标签类型：数值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32:合同规模数是否有差异  </text:span><text:span text:style-name="T20">标签类型：文本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33:是否解决差异问题     </text:span><text:span text:style-name="T20">标签类型：文本框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34</text:span><text:span text:style-name="T18">：派工金额           标签类型：数值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5">字段名称</text:span><text:span text:style-name="T6">_35</text:span><text:span text:style-name="T7">立项金额            </text:span><text:span text:style-name="T6"> </text:span><text:span text:style-name="T8">标签类型：数值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39:预估市场亏损金额   </text:span><text:span text:style-name="T20">标签类型：数值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46</text:span><text:span text:style-name="T11">：是否分批结算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47</text:span><text:span text:style-name="T18">：分批结算金额       标签类型：数值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48</text:span><text:span text:style-name="T18">：合同持续时长       标签类型：数值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0">字段名称_49:是否为持续     </text:span><text:span text:style-name="T31">标签类型：下拉框</text:span><text:span text:style-name="T32">(</text:span><text:span text:style-name="T33">是</text:span><text:span text:style-name="T17">/</text:span><text:span text:style-name="T34">否</text:span><text:span text:style-name="T17">)  </text:span><text:span text:style-name="T18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50</text:span><text:span text:style-name="T18">：预估开工时间          标签类型：日期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51</text:span><text:span text:style-name="T18">：实际开工日期        标签类型：日期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52:</text:span><text:span text:style-name="T18">实际完工日期          标签类型：日期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53:预计完工时间   </text:span><text:span text:style-name="T20">标签类型：日期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54</text:span><text:span text:style-name="T11">：未进场      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55</text:span><text:span text:style-name="T11">：进场       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56</text:span><text:span text:style-name="T11">：停工       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57</text:span><text:span text:style-name="T11">：进行       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58:</text:span><text:span text:style-name="T11">完工        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必填</text:span></text:p>
          </table:table-cell>
          <table:table-cell table:number-columns-repeated="1023"/>
        </table:table-row>
        <table:table-row table:style-name="ro14">
          <table:table-cell table:style-name="ce22" office:value-type="string" calcext:value-type="string">
            <text:p><text:span text:style-name="T3">字段名称_59:到货        </text:span><text:span text:style-name="T35">标签类型：下拉框</text:span><text:span text:style-name="T26">(</text:span><text:span text:style-name="T36">不需要</text:span><text:span text:style-name="T37">验收</text:span><text:span text:style-name="T38">/</text:span><text:span text:style-name="T39">到货</text:span><text:span text:style-name="T26">)  </text:span><text:span text:style-name="T28">不必填</text:span></text:p>
          </table:table-cell>
          <table:table-cell table:number-columns-repeated="1023"/>
        </table:table-row>
        <table:table-row table:style-name="ro15">
          <table:table-cell table:style-name="ce22" office:value-type="string" calcext:value-type="string">
            <text:p><text:span text:style-name="T40">字段名称</text:span><text:span text:style-name="T23">_60</text:span><text:span text:style-name="T41">：初验                   标签类型：下拉框</text:span><text:span text:style-name="T26">(</text:span><text:span text:style-name="T42">不需要</text:span><text:span text:style-name="T43">验收</text:span><text:span text:style-name="T44">/</text:span><text:span text:style-name="T45">等待初验</text:span><text:span text:style-name="T46">/</text:span><text:span text:style-name="T47">完成</text:span><text:span text:style-name="T48">)  </text:span><text:span text:style-name="T28">不必填</text:span></text:p>
          </table:table-cell>
          <table:table-cell table:number-columns-repeated="1023"/>
        </table:table-row>
        <table:table-row table:style-name="ro14">
          <table:table-cell table:style-name="ce22" office:value-type="string" calcext:value-type="string">
            <text:p><text:span text:style-name="T49">字段名称</text:span><text:span text:style-name="T50">_61</text:span><text:span text:style-name="T51">：终验                   标签类型：下拉框</text:span><text:span text:style-name="T50">(</text:span><text:span text:style-name="T52">完成</text:span><text:span text:style-name="T53">/</text:span><text:span text:style-name="T54">等待终验</text:span><text:span text:style-name="T48">)  </text:span><text:span text:style-name="T28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62</text:span><text:span text:style-name="T11">：是否正在走结算流程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63</text:span><text:span text:style-name="T11">：是否到账  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9">字段名称</text:span><text:span text:style-name="T10">_64:</text:span><text:span text:style-name="T11">是否闭单               标签类型：下拉框</text:span><text:span text:style-name="T10">(</text:span><text:span text:style-name="T12">是</text:span><text:span text:style-name="T13">/</text:span><text:span text:style-name="T14">否</text:span><text:span text:style-name="T10">)  </text:span><text:span text:style-name="T15">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65:合作方式         </text:span><text:span text:style-name="T20">标签类型：文本框 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66</text:span><text:span text:style-name="T18">：合同外部项目名称        标签类型：文本框 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67</text:span><text:span text:style-name="T18">：内部项目名称              标签类型：文本框  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68</text:span><text:span text:style-name="T18">：商务评估（项目名称） 标签类型：文本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69</text:span><text:span text:style-name="T18">：商务评估（当前情况） 标签类型：文本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16">字段名称</text:span><text:span text:style-name="T17">_70:</text:span><text:span text:style-name="T18">商务回复反馈               标签类型：文本框  不必填</text:span></text:p>
          </table:table-cell>
          <table:table-cell table:number-columns-repeated="1023"/>
        </table:table-row>
        <table:table-row table:style-name="ro12">
          <table:table-cell table:style-name="ce20" office:value-type="string" calcext:value-type="string">
            <text:p><text:span text:style-name="T3">字段名称_71:项目负责人      </text:span><text:span text:style-name="T20">标签类型：文本框  必填</text:span></text:p>
          </table:table-cell>
          <table:table-cell table:number-columns-repeated="1023"/>
        </table:table-row>
        <table:table-row table:style-name="ro12" table:number-rows-repeated="104850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项目合同基本信息.U2:项目合同基本信息.U5">
            <calcext:condition calcext:apply-style-name="ConditionalStyle_1" calcext:value="duplicate" calcext:base-cell-address="项目合同基本信息.U2"/>
          </calcext:conditional-format>
        </calcext:conditional-formats>
      </table:table>
      <table:table table:name="通报机制制定" table:style-name="ta4">
        <office:forms form:automatic-focus="false" form:apply-design-mode="false"/>
        <table:table-column table:style-name="co30" table:default-cell-style-name="ce42"/>
        <table:table-column table:style-name="co31" table:default-cell-style-name="ce42"/>
        <table:table-column table:style-name="co32" table:default-cell-style-name="ce42"/>
        <table:table-column table:style-name="co29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18" table:number-columns-repeated="1017" table:default-cell-style-name="ce42"/>
        <table:table-row table:style-name="ro4">
          <table:table-cell table:style-name="ce40" office:value-type="string" calcext:value-type="string">
            <text:p>汇总表名</text:p>
          </table:table-cell>
          <table:table-cell table:style-name="ce40" office:value-type="string" calcext:value-type="string">
            <text:p>创建/修改人</text:p>
          </table:table-cell>
          <table:table-cell table:style-name="ce40" office:value-type="string" calcext:value-type="string">
            <text:p>创建时间</text:p>
          </table:table-cell>
          <table:table-cell table:style-name="ce40" office:value-type="string" calcext:value-type="string">
            <text:p>发送频率</text:p>
          </table:table-cell>
          <table:table-cell table:style-name="ce40" office:value-type="string" calcext:value-type="string">
            <text:p>发送时间节点</text:p>
          </table:table-cell>
          <table:table-cell table:style-name="ce40" office:value-type="string" calcext:value-type="string">
            <text:p>发送对象</text:p>
          </table:table-cell>
          <table:table-cell office:value-type="string" calcext:value-type="string">
            <text:p>是否发送项目组/部门全部人</text:p>
          </table:table-cell>
          <table:table-cell table:number-columns-repeated="1017"/>
        </table:table-row>
        <table:table-row table:style-name="ro16">
          <table:table-cell table:style-name="ce41" office:value-type="string" calcext:value-type="string">
            <text:p>项目实施进度管理日汇总</text:p>
          </table:table-cell>
          <table:table-cell table:number-columns-repeated="4"/>
          <table:table-cell office:value-type="string" calcext:value-type="string">
            <text:p>项目组/部门公邮</text:p>
          </table:table-cell>
          <table:table-cell table:number-columns-repeated="1018"/>
        </table:table-row>
        <table:table-row table:style-name="ro17">
          <table:table-cell table:style-name="ce41" office:value-type="string" calcext:value-type="string">
            <text:p>项目实施进度管理周汇总</text:p>
          </table:table-cell>
          <table:table-cell table:number-columns-repeated="4"/>
          <table:table-cell office:value-type="string" calcext:value-type="string">
            <text:p>个人</text:p>
          </table:table-cell>
          <table:table-cell table:number-columns-repeated="1018"/>
        </table:table-row>
        <table:table-row table:style-name="ro17">
          <table:table-cell table:style-name="ce41" office:value-type="string" calcext:value-type="string">
            <text:p>项目实施进度管理月汇总</text:p>
          </table:table-cell>
          <table:table-cell table:number-columns-repeated="4"/>
          <table:table-cell office:value-type="string" calcext:value-type="string">
            <text:p>岗位</text:p>
          </table:table-cell>
          <table:table-cell table:number-columns-repeated="1018"/>
        </table:table-row>
        <table:table-row table:style-name="ro17">
          <table:table-cell table:style-name="ce41" office:value-type="string" calcext:value-type="string">
            <text:p>项目实施进度管理季度汇总</text:p>
          </table:table-cell>
          <table:table-cell table:number-columns-repeated="4"/>
          <table:table-cell office:value-type="string" calcext:value-type="string">
            <text:p>自定义邮箱号</text:p>
          </table:table-cell>
          <table:table-cell table:number-columns-repeated="1018"/>
        </table:table-row>
        <table:table-row table:style-name="ro17">
          <table:table-cell table:style-name="ce41" office:value-type="string" calcext:value-type="string">
            <text:p>项目实施进度管理年度汇总</text:p>
          </table:table-cell>
          <table:table-cell table:number-columns-repeated="1023"/>
        </table:table-row>
        <table:table-row table:style-name="ro17">
          <table:table-cell table:style-name="ce41" office:value-type="string" calcext:value-type="string">
            <text:p>项目实施进度管理累计汇总</text:p>
          </table:table-cell>
          <table:table-cell table:number-columns-repeated="1023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各类沟通模板" table:style-name="ta5">
        <office:forms form:automatic-focus="false" form:apply-design-mode="false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18" table:default-cell-style-name="ce42"/>
        <table:table-column table:style-name="co40" table:default-cell-style-name="ce42"/>
        <table:table-column table:style-name="co41" table:default-cell-style-name="ce42"/>
        <table:table-column table:style-name="co26" table:default-cell-style-name="ce42"/>
        <table:table-column table:style-name="co16" table:default-cell-style-name="ce42"/>
        <table:table-column table:style-name="co42" table:default-cell-style-name="ce42"/>
        <table:table-column table:style-name="co14" table:default-cell-style-name="ce42"/>
        <table:table-column table:style-name="co18" table:number-columns-repeated="1013" table:default-cell-style-name="ce42"/>
        <table:table-row table:style-name="ro18">
          <table:table-cell table:style-name="ce43" office:value-type="string" calcext:value-type="string">
            <text:p>列表添加、编辑、修改、删除</text:p>
          </table:table-cell>
          <table:table-cell table:style-name="ce43" table:number-columns-repeated="10"/>
          <table:table-cell table:style-name="ce44"/>
          <table:table-cell table:style-name="ce45" table:number-columns-repeated="1012"/>
        </table:table-row>
        <table:table-row table:style-name="ro19">
          <table:table-cell table:style-name="ce43" office:value-type="string" calcext:value-type="string">
            <text:p>模板编号</text:p>
          </table:table-cell>
          <table:table-cell table:style-name="ce43" office:value-type="string" calcext:value-type="string">
            <text:p>所属类型</text:p>
          </table:table-cell>
          <table:table-cell table:style-name="ce43" office:value-type="string" calcext:value-type="string">
            <text:p>分类</text:p>
          </table:table-cell>
          <table:table-cell table:style-name="ce43" office:value-type="string" calcext:value-type="string">
            <text:p>触发字段</text:p>
          </table:table-cell>
          <table:table-cell table:style-name="ce43" office:value-type="string" calcext:value-type="string">
            <text:p>标题</text:p>
          </table:table-cell>
          <table:table-cell table:style-name="ce43" office:value-type="string" calcext:value-type="string">
            <text:p>邮件内容模板</text:p>
          </table:table-cell>
          <table:table-cell table:style-name="ce43" office:value-type="string" calcext:value-type="string">
            <text:p>例子</text:p>
          </table:table-cell>
          <table:table-cell table:style-name="ce43" office:value-type="string" calcext:value-type="string">
            <text:p>附件</text:p>
          </table:table-cell>
          <table:table-cell table:style-name="ce43" office:value-type="string" calcext:value-type="string">
            <text:p>主送对象</text:p>
          </table:table-cell>
          <table:table-cell table:style-name="ce43" office:value-type="string" calcext:value-type="string">
            <text:p>抄送对象</text:p>
          </table:table-cell>
          <table:table-cell table:style-name="ce43" office:value-type="string" calcext:value-type="string">
            <text:p>途径</text:p>
          </table:table-cell>
          <table:table-cell table:style-name="ce44"/>
          <table:table-cell table:style-name="ce45" table:number-columns-repeated="101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4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4P0"/>
      <style:map style:condition="value()&lt;0" style:apply-style-name="N124P1"/>
    </number:currency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6P0" style:volatile="true">
      <number:year number:style="long"/>
      <number:text>/</number:text>
      <number:month/>
      <number:text>/</number:text>
      <number:day/>
    </number:date-style>
    <number:text-style style:name="N146">
      <number:text-content/>
      <style:map style:condition="value()&lt;=1.79769313486232E+308" style:apply-style-name="N14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10_20_5_20_5_20_2_20_2" style:display-name="常规 10 5 5 2 2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常规_20_2" style:display-name="常规 2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1:54:11.249409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各类沟通模板" style:display-name="PageStyle_各类沟通模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通报机制制定" style:display-name="PageStyle_通报机制制定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项目合同基本信息" style:display-name="PageStyle_项目合同基本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图表" style:display-name="PageStyle_图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项目实施进度管理汇总" style:display-name="PageStyle_项目实施进度管理汇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7-06-22T04:01:00</meta:creation-date>
    <dc:date>2017-12-09T18:17:20.079728026</dc:date>
    <meta:generator>LibreOffice/5.1.6.2.0$Linux_X86_64 LibreOffice_project/10$Build-2</meta:generator>
    <meta:editing-duration>PT5H22M56S</meta:editing-duration>
    <meta:editing-cycles>9</meta:editing-cycles>
    <meta:document-statistic meta:table-count="5" meta:cell-count="422" meta:object-count="2"/>
    <meta:user-defined meta:name="KSOProductBuildVer">2052-10.1.0.6930</meta:user-defined>
    <meta:user-defined meta:name="KSOReadingLayout" meta:value-type="boolean">tru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24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4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4P0"/>
      <style:map style:condition="value()&lt;0" style:apply-style-name="N124P1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2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4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896cm" svg:height="7.62cm" xlink:href=".." xlink:type="simple" chart:class="chart:bar" chart:style-name="ch1">
        <chart:title svg:x="3.588cm" svg:y="0.287cm" chart:style-name="ch2">
          <text:p>项目实施进度完工情况管理日汇总</text:p>
        </chart:title>
        <chart:legend chart:legend-position="bottom" svg:x="1.591cm" svg:y="6.758cm" style:legend-expansion="wide" chart:style-name="ch3"/>
        <chart:plot-area chart:style-name="ch4" table:cell-range-address="图表.A2:图表.F5" chart:data-source-has-labels="both" svg:x="0.297cm" svg:y="1.53cm" svg:width="14.302cm" svg:height="5.076cm">
          <chartooo:coordinate-region svg:x="1.51cm" svg:y="1.691cm" svg:width="13.089cm" svg:height="4.339cm"/>
          <chart:axis chart:dimension="x" chart:name="primary-x" chart:style-name="ch5" chartooo:axis-type="auto">
            <chartooo:date-scale/>
            <chart:categories table:cell-range-address="图表.A3:图表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图表.B3:图表.B5" chart:label-cell-address="图表.B2:图表.B2" chart:class="chart:bar">
            <chart:data-point chart:repeated="3"/>
          </chart:series>
          <chart:series chart:style-name="ch9" chart:values-cell-range-address="图表.C3:图表.C5" chart:label-cell-address="图表.C2:图表.C2" chart:class="chart:bar">
            <chart:data-point chart:repeated="3"/>
          </chart:series>
          <chart:series chart:style-name="ch10" chart:values-cell-range-address="图表.D3:图表.D5" chart:label-cell-address="图表.D2:图表.D2" chart:class="chart:bar">
            <chart:data-point chart:repeated="3"/>
          </chart:series>
          <chart:series chart:style-name="ch11" chart:values-cell-range-address="图表.E3:图表.E5" chart:label-cell-address="图表.E2:图表.E2" chart:class="chart:bar">
            <chart:data-point chart:repeated="3"/>
          </chart:series>
          <chart:series chart:style-name="ch12" chart:values-cell-range-address="图表.F3:图表.F5" chart:label-cell-address="图表.F2:图表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项目总规模</text:p>
                <draw:g>
                  <svg:desc>图表.B2:图表.B2</svg:desc>
                </draw:g>
              </table:table-cell>
              <table:table-cell office:value-type="string">
                <text:p>已立项合同规模</text:p>
                <draw:g>
                  <svg:desc>图表.C2:图表.C2</svg:desc>
                </draw:g>
              </table:table-cell>
              <table:table-cell office:value-type="string">
                <text:p>预立项合同规模</text:p>
                <draw:g>
                  <svg:desc>图表.D2:图表.D2</svg:desc>
                </draw:g>
              </table:table-cell>
              <table:table-cell office:value-type="string">
                <text:p>已完工规模</text:p>
                <draw:g>
                  <svg:desc>图表.E2:图表.E2</svg:desc>
                </draw:g>
              </table:table-cell>
              <table:table-cell office:value-type="string">
                <text:p>未完工规模</text:p>
                <draw:g>
                  <svg:desc>图表.F2:图表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湛江项目组</text:p>
                <draw:g>
                  <svg:desc>图表.A3:图表.A5</svg:desc>
                </draw:g>
              </table:table-cell>
              <table:table-cell office:value-type="float" office:value="356">
                <text:p>356</text:p>
                <draw:g>
                  <svg:desc>图表.B3:图表.B5</svg:desc>
                </draw:g>
              </table:table-cell>
              <table:table-cell office:value-type="float" office:value="213">
                <text:p>213</text:p>
                <draw:g>
                  <svg:desc>图表.C3:图表.C5</svg:desc>
                </draw:g>
              </table:table-cell>
              <table:table-cell office:value-type="float" office:value="90">
                <text:p>90</text:p>
                <draw:g>
                  <svg:desc>图表.D3:图表.D5</svg:desc>
                </draw:g>
              </table:table-cell>
              <table:table-cell office:value-type="float" office:value="224">
                <text:p>224</text:p>
                <draw:g>
                  <svg:desc>图表.E3:图表.E5</svg:desc>
                </draw:g>
              </table:table-cell>
              <table:table-cell office:value-type="float" office:value="132">
                <text:p>132</text:p>
                <draw:g>
                  <svg:desc>图表.F3:图表.F5</svg:desc>
                </draw:g>
              </table:table-cell>
            </table:table-row>
            <table:table-row>
              <table:table-cell office:value-type="string">
                <text:p>佛山工程督导项目组2</text:p>
              </table:table-cell>
              <table:table-cell office:value-type="float" office:value="352">
                <text:p>352</text:p>
              </table:table-cell>
              <table:table-cell office:value-type="float" office:value="160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214">
                <text:p>2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佛山工程督导项目组1</text:p>
              </table:table-cell>
              <table:table-cell office:value-type="float" office:value="535">
                <text:p>535</text:p>
              </table:table-cell>
              <table:table-cell office:value-type="float" office:value="123">
                <text:p>123</text:p>
              </table:table-cell>
              <table:table-cell office:value-type="float" office:value="345">
                <text:p>345</text:p>
              </table:table-cell>
              <table:table-cell office:value-type="float" office:value="242">
                <text:p>242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24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4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4P0"/>
      <style:map style:condition="value()&lt;0" style:apply-style-name="N124P1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2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4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/>
      <style:graphic-properties draw:stroke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896cm" svg:height="7.62cm" xlink:href=".." xlink:type="simple" chart:class="chart:bar" chart:style-name="ch1">
        <chart:title svg:x="2.583cm" svg:y="0.287cm" chart:style-name="ch2">
          <text:p>图表标题项目实施进度管理金额情况日汇总</text:p>
        </chart:title>
        <chart:legend chart:legend-position="bottom" svg:x="3.521cm" svg:y="6.181cm" style:legend-expansion="wide" chart:style-name="ch3"/>
        <chart:plot-area chart:style-name="ch4" table:cell-range-address="图表.A28:图表.G31" chart:data-source-has-labels="both" svg:x="0.297cm" svg:y="1.53cm" svg:width="14.302cm" svg:height="4.499cm">
          <chartooo:coordinate-region svg:x="1.51cm" svg:y="1.69cm" svg:width="13.089cm" svg:height="3.763cm"/>
          <chart:axis chart:dimension="x" chart:name="primary-x" chart:style-name="ch5" chartooo:axis-type="auto">
            <chartooo:date-scale/>
            <chart:categories table:cell-range-address="图表.A29:图表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图表.B29:图表.B31" chart:label-cell-address="图表.B28:图表.B28" chart:class="chart:bar">
            <chart:data-point chart:repeated="3"/>
          </chart:series>
          <chart:series chart:style-name="ch9" chart:values-cell-range-address="图表.C29:图表.C31" chart:label-cell-address="图表.C28:图表.C28" chart:class="chart:bar">
            <chart:data-point chart:repeated="3"/>
          </chart:series>
          <chart:series chart:style-name="ch10" chart:values-cell-range-address="图表.D29:图表.D31" chart:label-cell-address="图表.D28:图表.D28" chart:class="chart:bar">
            <chart:data-point chart:repeated="3"/>
          </chart:series>
          <chart:series chart:style-name="ch11" chart:values-cell-range-address="图表.E29:图表.E31" chart:label-cell-address="图表.E28:图表.E28" chart:class="chart:bar">
            <chart:data-point chart:repeated="3"/>
          </chart:series>
          <chart:series chart:style-name="ch12" chart:values-cell-range-address="图表.F29:图表.F31" chart:label-cell-address="图表.F28:图表.F28" chart:class="chart:bar">
            <chart:data-point chart:repeated="3"/>
          </chart:series>
          <chart:series chart:style-name="ch13" chart:values-cell-range-address="图表.G29:图表.G31" chart:label-cell-address="图表.G28:图表.G2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项目总金额</text:p>
                <draw:g>
                  <svg:desc>图表.B28:图表.B28</svg:desc>
                </draw:g>
              </table:table-cell>
              <table:table-cell office:value-type="string">
                <text:p>新增合同金额</text:p>
                <draw:g>
                  <svg:desc>图表.C28:图表.C28</svg:desc>
                </draw:g>
              </table:table-cell>
              <table:table-cell office:value-type="string">
                <text:p>已立项合同金额</text:p>
                <draw:g>
                  <svg:desc>图表.D28:图表.D28</svg:desc>
                </draw:g>
              </table:table-cell>
              <table:table-cell office:value-type="string">
                <text:p>预立项合同金额</text:p>
                <draw:g>
                  <svg:desc>图表.E28:图表.E28</svg:desc>
                </draw:g>
              </table:table-cell>
              <table:table-cell office:value-type="string">
                <text:p>已完工金额</text:p>
                <draw:g>
                  <svg:desc>图表.F28:图表.F28</svg:desc>
                </draw:g>
              </table:table-cell>
              <table:table-cell office:value-type="string">
                <text:p>未完工金额</text:p>
                <draw:g>
                  <svg:desc>图表.G28:图表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湛江项目组</text:p>
                <draw:g>
                  <svg:desc>图表.A29:图表.A31</svg:desc>
                </draw:g>
              </table:table-cell>
              <table:table-cell office:value-type="float" office:value="353">
                <text:p>353</text:p>
                <draw:g>
                  <svg:desc>图表.B29:图表.B31</svg:desc>
                </draw:g>
              </table:table-cell>
              <table:table-cell office:value-type="float" office:value="125">
                <text:p>125</text:p>
                <draw:g>
                  <svg:desc>图表.C29:图表.C31</svg:desc>
                </draw:g>
              </table:table-cell>
              <table:table-cell office:value-type="float" office:value="255">
                <text:p>255</text:p>
                <draw:g>
                  <svg:desc>图表.D29:图表.D31</svg:desc>
                </draw:g>
              </table:table-cell>
              <table:table-cell office:value-type="float" office:value="134">
                <text:p>134</text:p>
                <draw:g>
                  <svg:desc>图表.E29:图表.E31</svg:desc>
                </draw:g>
              </table:table-cell>
              <table:table-cell office:value-type="float" office:value="242">
                <text:p>242</text:p>
                <draw:g>
                  <svg:desc>图表.F29:图表.F31</svg:desc>
                </draw:g>
              </table:table-cell>
              <table:table-cell office:value-type="float" office:value="111">
                <text:p>111</text:p>
                <draw:g>
                  <svg:desc>图表.G29:图表.G31</svg:desc>
                </draw:g>
              </table:table-cell>
            </table:table-row>
            <table:table-row>
              <table:table-cell office:value-type="string">
                <text:p>佛山工程督导项目组2</text:p>
              </table:table-cell>
              <table:table-cell office:value-type="float" office:value="363">
                <text:p>363</text:p>
              </table:table-cell>
              <table:table-cell office:value-type="float" office:value="35">
                <text:p>35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131">
                <text:p>13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佛山工程督导项目组1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